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>
      <style:text-properties style:font-name="Courier New" style:font-name-asian="Courier New" style:font-name-complex="Courier New"/>
    </style:style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_4" style:family="text"/>
    <style:style style:name="T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>
      <style:text-properties fo:color="#1155cc" style:text-underline-style="solid" style:text-underline-color="font-color"/>
    </style:style>
    <style:style style:name="T6_127" style:family="text"/>
    <style:style style:name="T6_128" style:family="text">
      <style:text-properties fo:color="#1155cc" style:text-underline-style="solid" style:text-underline-color="font-color"/>
    </style:style>
    <style:style style:name="T6_129" style:family="text"/>
    <style:style style:name="T6_130" style:family="text">
      <style:text-properties fo:color="#1155cc" style:text-underline-style="solid" style:text-underline-color="font-color"/>
    </style:style>
    <style:style style:name="T6_131" style:family="text"/>
    <style:style style:name="T6_132" style:family="text">
      <style:text-properties fo:color="#1155cc" style:text-underline-style="solid" style:text-underline-color="font-color"/>
    </style:style>
    <style:style style:name="T6_133" style:family="text"/>
    <style:style style:name="T6_134" style:family="text">
      <style:text-properties fo:color="#1155cc" style:text-underline-style="solid" style:text-underline-color="font-color"/>
    </style:style>
    <style:style style:name="T6_135" style:family="text"/>
    <style:style style:name="T6_136" style:family="text">
      <style:text-properties fo:color="#1155cc" style:text-underline-style="solid" style:text-underline-color="font-color"/>
    </style:style>
    <style:style style:name="T6_137" style:family="text"/>
    <style:style style:name="T6_138" style:family="text">
      <style:text-properties fo:color="#1155cc" style:text-underline-style="solid" style:text-underline-color="font-color"/>
    </style:style>
    <style:style style:name="T6_139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2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>
      <style:text-properties style:font-name="Courier New" style:font-name-asian="Courier New" style:font-name-complex="Courier New"/>
    </style:style>
    <style:style style:name="T30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0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8_4" style:family="text">
      <style:text-properties style:font-name="Courier New" style:font-name-asian="Courier New" style:font-name-complex="Courier New"/>
    </style:style>
    <style:style style:name="T3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8_6" style:family="text">
      <style:text-properties style:font-name="Courier New" style:font-name-asian="Courier New" style:font-name-complex="Courier New"/>
    </style:style>
    <style:style style:name="T38_7" style:family="text">
      <style:text-properties style:font-name="Courier New" style:font-name-asian="Courier New" style:font-name-complex="Courier New"/>
    </style:style>
    <style:style style:name="T38_8" style:family="text">
      <style:text-properties style:font-name="Courier New" style:font-name-asian="Courier New" style:font-name-complex="Courier New"/>
    </style:style>
    <style:style style:name="T38_9" style:family="text">
      <style:text-properties style:font-name="Courier New" style:font-name-asian="Courier New" style:font-name-complex="Courier New"/>
    </style:style>
    <style:style style:name="T38_10" style:family="text"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Courier New" style:font-name-asian="Courier New" style:font-name-complex="Courier New"/>
    </style:style>
    <style:style style:name="T39_2" style:family="text">
      <style:text-properties style:font-name="Courier New" style:font-name-asian="Courier New" style:font-name-complex="Courier New"/>
    </style:style>
    <style:style style:name="T39_3" style:family="text">
      <style:text-properties style:font-name="Courier New" style:font-name-asian="Courier New" style:font-name-complex="Courier New"/>
    </style:style>
    <style:style style:name="T39_4" style:family="text">
      <style:text-properties style:font-name="Courier New" style:font-name-asian="Courier New" style:font-name-complex="Courier New"/>
    </style:style>
    <style:style style:name="T39_5" style:family="text">
      <style:text-properties style:font-name="Courier New" style:font-name-asian="Courier New" style:font-name-complex="Courier New"/>
    </style:style>
    <style:style style:name="T39_6" style:family="text">
      <style:text-properties style:font-name="Courier New" style:font-name-asian="Courier New" style:font-name-complex="Courier New"/>
    </style:style>
    <style:style style:name="T39_7" style:family="text">
      <style:text-properties style:font-name="Courier New" style:font-name-asian="Courier New" style:font-name-complex="Courier New"/>
    </style:style>
    <style:style style:name="T39_8" style:family="text">
      <style:text-properties style:font-name="Courier New" style:font-name-asian="Courier New" style:font-name-complex="Courier New"/>
    </style:style>
    <style:style style:name="P4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Courier New" style:font-name-asian="Courier New" style:font-name-complex="Courier New"/>
    </style:style>
    <style:style style:name="T41_2" style:family="text">
      <style:text-properties style:font-name="Courier New" style:font-name-asian="Courier New" style:font-name-complex="Courier New"/>
    </style:style>
    <style:style style:name="T41_3" style:family="text">
      <style:text-properties style:font-name="Courier New" style:font-name-asian="Courier New" style:font-name-complex="Courier New"/>
    </style:style>
    <style:style style:name="T41_4" style:family="text">
      <style:text-properties style:font-name="Courier New" style:font-name-asian="Courier New" style:font-name-complex="Courier New"/>
    </style:style>
    <style:style style:name="T41_5" style:family="text">
      <style:text-properties style:font-name="Courier New" style:font-name-asian="Courier New" style:font-name-complex="Courier New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style:font-name-asian="Courier New" style:font-name-complex="Courier New"/>
    </style:style>
    <style:style style:name="T42_2" style:family="text">
      <style:text-properties style:font-name="Courier New" style:font-name-asian="Courier New" style:font-name-complex="Courier New"/>
    </style:style>
    <style:style style:name="T42_3" style:family="text">
      <style:text-properties style:font-name="Courier New" style:font-name-asian="Courier New" style:font-name-complex="Courier New"/>
    </style:style>
    <style:style style:name="T42_4" style:family="text">
      <style:text-properties style:font-name="Courier New" style:font-name-asian="Courier New" style:font-name-complex="Courier New"/>
    </style:style>
    <style:style style:name="T42_5" style:family="text">
      <style:text-properties style:font-name="Courier New" style:font-name-asian="Courier New" style:font-name-complex="Courier New"/>
    </style:style>
    <style:style style:name="T42_6" style:family="text">
      <style:text-properties style:font-name="Courier New" style:font-name-asian="Courier New" style:font-name-complex="Courier New"/>
    </style:style>
    <style:style style:name="T42_7" style:family="text">
      <style:text-properties style:font-name="Courier New" style:font-name-asian="Courier New" style:font-name-complex="Courier New"/>
    </style:style>
    <style:style style:name="T42_8" style:family="text">
      <style:text-properties style:font-name="Courier New" style:font-name-asian="Courier New" style:font-name-complex="Courier New"/>
    </style:style>
    <style:style style:name="T42_9" style:family="text">
      <style:text-properties style:font-name="Courier New" style:font-name-asian="Courier New" style:font-name-complex="Courier New"/>
    </style:style>
    <style:style style:name="T42_10" style:family="text">
      <style:text-properties style:font-name="Courier New" style:font-name-asian="Courier New" style:font-name-complex="Courier New"/>
    </style:style>
    <style:style style:name="T42_11" style:family="text">
      <style:text-properties style:font-name="Courier New" style:font-name-asian="Courier New" style:font-name-complex="Courier New"/>
    </style:style>
    <style:style style:name="T42_12" style:family="text">
      <style:text-properties style:font-name="Courier New" style:font-name-asian="Courier New" style:font-name-complex="Courier New"/>
    </style:style>
    <style:style style:name="T42_13" style:family="text">
      <style:text-properties style:font-name="Courier New" style:font-name-asian="Courier New" style:font-name-complex="Courier New"/>
    </style:style>
    <style:style style:name="T42_14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0_4" style:family="text">
      <style:text-properties style:font-name="Courier New" style:font-name-asian="Courier New" style:font-name-complex="Courier New"/>
    </style:style>
    <style:style style:name="T5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0_6" style:family="text">
      <style:text-properties style:font-name="Courier New" style:font-name-asian="Courier New" style:font-name-complex="Courier New"/>
    </style:style>
    <style:style style:name="T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4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4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5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T98_151" style:family="text"/>
    <style:style style:name="T98_152" style:family="text"/>
    <style:style style:name="T98_153" style:family="text"/>
    <style:style style:name="T98_154" style:family="text"/>
    <style:style style:name="T98_155" style:family="text"/>
    <style:style style:name="T98_156" style:family="text"/>
    <style:style style:name="T98_157" style:family="text"/>
    <style:style style:name="T98_158" style:family="text"/>
    <style:style style:name="T98_159" style:family="text"/>
    <style:style style:name="T98_160" style:family="text"/>
    <style:style style:name="T98_161" style:family="text"/>
    <style:style style:name="T98_162" style:family="text"/>
    <style:style style:name="T98_163" style:family="text"/>
    <style:style style:name="T98_164" style:family="text"/>
    <style:style style:name="T98_165" style:family="text"/>
    <style:style style:name="T98_166" style:family="text"/>
    <style:style style:name="T98_167" style:family="text"/>
    <style:style style:name="T98_168" style:family="text"/>
    <style:style style:name="T98_169" style:family="text"/>
    <style:style style:name="T98_170" style:family="text"/>
    <style:style style:name="T98_171" style:family="text"/>
    <style:style style:name="T98_172" style:family="text"/>
    <style:style style:name="T98_173" style:family="text"/>
    <style:style style:name="T98_174" style:family="text"/>
    <style:style style:name="T98_175" style:family="text"/>
    <style:style style:name="T98_176" style:family="text"/>
    <style:style style:name="T98_177" style:family="text"/>
    <style:style style:name="T98_178" style:family="text"/>
    <style:style style:name="T98_179" style:family="text"/>
    <style:style style:name="T98_180" style:family="text"/>
    <style:style style:name="T98_181" style:family="text"/>
    <style:style style:name="T98_182" style:family="text"/>
    <style:style style:name="T98_183" style:family="text"/>
    <style:style style:name="T98_184" style:family="text"/>
    <style:style style:name="T98_185" style:family="text"/>
    <style:style style:name="T98_186" style:family="text"/>
    <style:style style:name="T98_187" style:family="text"/>
    <style:style style:name="T98_188" style:family="text"/>
    <style:style style:name="T98_189" style:family="text"/>
    <style:style style:name="T98_190" style:family="text"/>
    <style:style style:name="T98_191" style:family="text"/>
    <style:style style:name="T98_192" style:family="text"/>
    <style:style style:name="T98_193" style:family="text"/>
    <style:style style:name="T98_194" style:family="text"/>
    <style:style style:name="T98_195" style:family="text"/>
    <style:style style:name="T98_196" style:family="text"/>
    <style:style style:name="T98_197" style:family="text"/>
    <style:style style:name="T98_198" style:family="text"/>
    <style:style style:name="T98_199" style:family="text"/>
    <style:style style:name="T98_200" style:family="text"/>
    <style:style style:name="T98_201" style:family="text"/>
    <style:style style:name="T98_202" style:family="text"/>
    <style:style style:name="T98_203" style:family="text"/>
    <style:style style:name="T98_204" style:family="text"/>
    <style:style style:name="T98_205" style:family="text"/>
    <style:style style:name="T98_206" style:family="text"/>
    <style:style style:name="T98_207" style:family="text"/>
    <style:style style:name="T98_208" style:family="text"/>
    <style:style style:name="T98_209" style:family="text"/>
    <style:style style:name="T98_210" style:family="text"/>
    <style:style style:name="T98_211" style:family="text"/>
    <style:style style:name="T98_212" style:family="text"/>
    <style:style style:name="T98_213" style:family="text"/>
    <style:style style:name="T98_214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2_52" style:family="text"/>
    <style:style style:name="T102_53" style:family="text"/>
    <style:style style:name="T102_54" style:family="text"/>
    <style:style style:name="T102_5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T102_111" style:family="text"/>
    <style:style style:name="T102_112" style:family="text"/>
    <style:style style:name="T102_113" style:family="text"/>
    <style:style style:name="T102_114" style:family="text"/>
    <style:style style:name="T102_115" style:family="text"/>
    <style:style style:name="T102_116" style:family="text"/>
    <style:style style:name="T102_117" style:family="text"/>
    <style:style style:name="T102_118" style:family="text"/>
    <style:style style:name="T102_119" style:family="text"/>
    <style:style style:name="T102_120" style:family="text"/>
    <style:style style:name="T102_121" style:family="text"/>
    <style:style style:name="T102_122" style:family="text"/>
    <style:style style:name="T102_123" style:family="text"/>
    <style:style style:name="T102_124" style:family="text"/>
    <style:style style:name="T102_125" style:family="text"/>
    <style:style style:name="T102_126" style:family="text"/>
    <style:style style:name="T102_127" style:family="text"/>
    <style:style style:name="T102_128" style:family="text"/>
    <style:style style:name="T102_129" style:family="text"/>
    <style:style style:name="T102_130" style:family="text"/>
    <style:style style:name="T102_131" style:family="text"/>
    <style:style style:name="T102_132" style:family="text"/>
    <style:style style:name="T102_133" style:family="text"/>
    <style:style style:name="T102_134" style:family="text"/>
    <style:style style:name="T102_135" style:family="text"/>
    <style:style style:name="T102_136" style:family="text"/>
    <style:style style:name="T102_137" style:family="text"/>
    <style:style style:name="T102_138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>
      <style:text-properties style:font-name="Courier New" style:font-name-asian="Courier New" style:font-name-complex="Courier New"/>
    </style:style>
    <style:style style:name="T106_106" style:family="text"/>
    <style:style style:name="T106_107" style:family="text"/>
    <style:style style:name="T106_108" style:family="text"/>
  </office:automatic-styles>
  <office:body>
    <office:text>
      <text:p text:style-name="P1"><text:bookmark-start text:name="h.t87y7dpwioto"/><text:bookmark-end text:name="h.t87y7dpwioto"/><text:span text:style-name="T1_1">Give</text:span><text:span text:style-name="T1_2"><text:s/></text:span><text:span text:style-name="T1_3">me</text:span><text:span text:style-name="T1_4"><text:s/></text:span><text:span text:style-name="T1_5">a</text:span><text:span text:style-name="T1_6"><text:s/></text:span><text:span text:style-name="T1_7">ping</text:span><text:span text:style-name="T1_8">,<text:s/></text:span><text:span text:style-name="T1_9">Vasily</text:span><text:span text:style-name="T1_10">!</text:span></text:p>
      <text:p text:style-name="P2"><text:span text:style-name="T2_1">commands</text:span><text:span text:style-name="T2_2">:<text:s/></text:span><text:span text:style-name="T2_3">ping</text:span><text:span text:style-name="T2_4">,<text:s/></text:span><text:span text:style-name="T2_5">traceroute</text:span></text:p>
      <text:p text:style-name="P3"/>
      <text:p text:style-name="P4"><text:span text:style-name="T4_1">The</text:span><text:span text:style-name="T4_2"><text:s/></text:span><text:span text:style-name="T4_3">Linux</text:span><text:span text:style-name="T4_4"><text:s/></text:span><text:span text:style-name="T4_5">command</text:span><text:span text:style-name="T4_6"><text:s/></text:span><text:span text:style-name="T4_7">line</text:span><text:span text:style-name="T4_8"><text:s/></text:span><text:span text:style-name="T4_9">has</text:span><text:span text:style-name="T4_10"><text:s/></text:span><text:span text:style-name="T4_11">a</text:span><text:span text:style-name="T4_12"><text:s/></text:span><text:span text:style-name="T4_13">rich</text:span><text:span text:style-name="T4_14"><text:s/></text:span><text:span text:style-name="T4_15">set</text:span><text:span text:style-name="T4_16"><text:s/></text:span><text:span text:style-name="T4_17">of</text:span><text:span text:style-name="T4_18"><text:s/></text:span><text:span text:style-name="T4_19">powerful</text:span><text:span text:style-name="T4_20"><text:s/></text:span><text:span text:style-name="T4_21">tools</text:span><text:span text:style-name="T4_22">.<text:s/></text:span><text:span text:style-name="T4_23">Today</text:span><text:span text:style-name="T4_24"><text:s/></text:span><text:span text:style-name="T4_25">we</text:span><text:span text:style-name="T4_26"><text:s/></text:span><text:span text:style-name="T4_27">are</text:span><text:span text:style-name="T4_28"><text:s/></text:span><text:span text:style-name="T4_29">looking</text:span><text:span text:style-name="T4_30"><text:s/></text:span><text:span text:style-name="T4_31">at</text:span><text:span text:style-name="T4_32"><text:s/></text:span><text:span text:style-name="T4_33">some</text:span><text:span text:style-name="T4_34"><text:s/></text:span><text:span text:style-name="T4_35">examples</text:span><text:span text:style-name="T4_36"><text:s/></text:span><text:span text:style-name="T4_37">of</text:span><text:span text:style-name="T4_38"><text:s/></text:span><text:span text:style-name="T4_39">commands</text:span><text:span text:style-name="T4_40"><text:s/></text:span><text:span text:style-name="T4_41">which</text:span><text:span text:style-name="T4_42"><text:s/></text:span><text:span text:style-name="T4_43">allow</text:span><text:span text:style-name="T4_44"><text:s/></text:span><text:span text:style-name="T4_45">us</text:span><text:span text:style-name="T4_46"><text:s/></text:span><text:span text:style-name="T4_47">to</text:span><text:span text:style-name="T4_48"><text:s/></text:span><text:span text:style-name="T4_49">troubleshoot</text:span><text:span text:style-name="T4_50"><text:s/></text:span><text:span text:style-name="T4_51">networking</text:span><text:span text:style-name="T4_52"><text:s/></text:span><text:span text:style-name="T4_53">issues</text:span><text:span text:style-name="T4_54">.</text:span></text:p>
      <text:p text:style-name="P5"/>
      <text:p text:style-name="P6"><text:span text:style-name="T6_1">Let</text:span><text:span text:style-name="T6_2">’</text:span><text:span text:style-name="T6_3">s</text:span><text:span text:style-name="T6_4"><text:s/></text:span><text:span text:style-name="T6_5">picture</text:span><text:span text:style-name="T6_6"><text:s/></text:span><text:span text:style-name="T6_7">a</text:span><text:span text:style-name="T6_8"><text:s/></text:span><text:span text:style-name="T6_9">situation</text:span><text:span text:style-name="T6_10"><text:s/></text:span><text:span text:style-name="T6_11">where</text:span><text:span text:style-name="T6_12"><text:s/></text:span><text:span text:style-name="T6_13">our</text:span><text:span text:style-name="T6_14"><text:s/></text:span><text:span text:style-name="T6_15">network</text:span><text:span text:style-name="T6_16"><text:s/></text:span><text:span text:style-name="T6_17">connection</text:span><text:span text:style-name="T6_18"><text:s/></text:span><text:span text:style-name="T6_19">to</text:span><text:span text:style-name="T6_20"><text:s/></text:span><text:span text:style-name="T6_21">the</text:span><text:span text:style-name="T6_22"><text:s/></text:span><text:span text:style-name="T6_23">Internet</text:span><text:span text:style-name="T6_24"><text:s/></text:span><text:span text:style-name="T6_25">has</text:span><text:span text:style-name="T6_26"><text:s/></text:span><text:span text:style-name="T6_27">been</text:span><text:span text:style-name="T6_28"><text:s/></text:span><text:span text:style-name="T6_29">working</text:span><text:span text:style-name="T6_30"><text:s/></text:span><text:span text:style-name="T6_31">fine</text:span><text:span text:style-name="T6_32"><text:s/></text:span><text:span text:style-name="T6_33">yesterday</text:span><text:span text:style-name="T6_34">,<text:s/></text:span><text:span text:style-name="T6_35">but</text:span><text:span text:style-name="T6_36"><text:s/></text:span><text:span text:style-name="T6_37">suddenly</text:span><text:span text:style-name="T6_38"><text:s/></text:span><text:span text:style-name="T6_39">seems</text:span><text:span text:style-name="T6_40"><text:s/></text:span><text:span text:style-name="T6_41">to</text:span><text:span text:style-name="T6_42"><text:s/></text:span><text:span text:style-name="T6_43">be</text:span><text:span text:style-name="T6_44"><text:s/></text:span><text:span text:style-name="T6_45">down</text:span><text:span text:style-name="T6_46"><text:s/></text:span><text:span text:style-name="T6_47">or</text:span><text:span text:style-name="T6_48"><text:s/></text:span><text:span text:style-name="T6_49">at</text:span><text:span text:style-name="T6_50"><text:s/></text:span><text:span text:style-name="T6_51">least</text:span><text:span text:style-name="T6_52"><text:s/></text:span><text:span text:style-name="T6_53">has</text:span><text:span text:style-name="T6_54"><text:s/></text:span><text:span text:style-name="T6_55">become</text:span><text:span text:style-name="T6_56"><text:s/></text:span><text:span text:style-name="T6_57">very</text:span><text:span text:style-name="T6_58"><text:s/></text:span><text:span text:style-name="T6_59">unreliable</text:span><text:span text:style-name="T6_60">.<text:s/></text:span><text:span text:style-name="T6_61">We</text:span><text:span text:style-name="T6_62"><text:s/></text:span><text:span text:style-name="T6_63">also</text:span><text:span text:style-name="T6_64"><text:s/></text:span><text:span text:style-name="T6_65">know</text:span><text:span text:style-name="T6_66"><text:s/></text:span><text:span text:style-name="T6_67">that</text:span><text:span text:style-name="T6_68"><text:s/></text:span><text:span text:style-name="T6_69">the</text:span><text:span text:style-name="T6_70"><text:s/></text:span><text:span text:style-name="T6_71">IP</text:span><text:span text:style-name="T6_72"><text:s/></text:span><text:span text:style-name="T6_73">address</text:span><text:span text:style-name="T6_74"><text:s/></text:span><text:span text:style-name="T6_75">of</text:span><text:span text:style-name="T6_76"><text:s/></text:span><text:span text:style-name="T6_77">our</text:span><text:span text:style-name="T6_78"><text:s/></text:span><text:span text:style-name="T6_79">firewall</text:span><text:span text:style-name="T6_80">/</text:span><text:span text:style-name="T6_81">router</text:span><text:span text:style-name="T6_82"><text:s/></text:span><text:span text:style-name="T6_83">connecting</text:span><text:span text:style-name="T6_84"><text:s/></text:span><text:span text:style-name="T6_85">to</text:span><text:span text:style-name="T6_86"><text:s/></text:span><text:span text:style-name="T6_87">the</text:span><text:span text:style-name="T6_88"><text:s/></text:span><text:span text:style-name="T6_89">Internet</text:span><text:span text:style-name="T6_90"><text:s/></text:span><text:span text:style-name="T6_91">as</text:span><text:span text:style-name="T6_92"><text:s/>192.168.0.1<text:s/></text:span><text:span text:style-name="T6_93">and</text:span><text:span text:style-name="T6_94"><text:s/></text:span><text:span text:style-name="T6_95">that</text:span><text:span text:style-name="T6_96"><text:s/></text:span><text:span text:style-name="T6_97">for</text:span><text:span text:style-name="T6_98"><text:s/></text:span><text:span text:style-name="T6_99">an</text:span><text:span text:style-name="T6_100"><text:s/></text:span><text:span text:style-name="T6_101">arbitrary</text:span><text:span text:style-name="T6_102"><text:s/></text:span><text:span text:style-name="T6_103">point</text:span><text:span text:style-name="T6_104"><text:s/></text:span><text:span text:style-name="T6_105">out</text:span><text:span text:style-name="T6_106"><text:s/></text:span><text:span text:style-name="T6_107">in</text:span><text:span text:style-name="T6_108"><text:s/></text:span><text:span text:style-name="T6_109">the</text:span><text:span text:style-name="T6_110"><text:s/></text:span><text:span text:style-name="T6_111">Internet</text:span><text:span text:style-name="T6_112">,<text:s/>8.8.8.8<text:s/></text:span><text:span text:style-name="T6_113">is</text:span><text:span text:style-name="T6_114"><text:s/></text:span><text:span text:style-name="T6_115">the</text:span><text:span text:style-name="T6_116"><text:s/></text:span><text:span text:style-name="T6_117">access</text:span><text:span text:style-name="T6_118"><text:s/></text:span><text:span text:style-name="T6_119">address</text:span><text:span text:style-name="T6_120"><text:s/></text:span><text:span text:style-name="T6_121">of</text:span><text:span text:style-name="T6_122"><text:s/></text:span><text:span text:style-name="T6_123">the</text:span><text:span text:style-name="T6_124"><text:s/></text:span><text:span text:style-name="T6_125"><text:a xlink:type="simple" xlink:href="http://en.wikipedia.org/wiki/Google_Public_DNS"><text:span text:style-name="T6_126">Google</text:span></text:a></text:span><text:span text:style-name="T6_127"><text:a xlink:type="simple" xlink:href="http://en.wikipedia.org/wiki/Google_Public_DNS"><text:span text:style-name="T6_128"><text:s/></text:span></text:a></text:span><text:span text:style-name="T6_129"><text:a xlink:type="simple" xlink:href="http://en.wikipedia.org/wiki/Google_Public_DNS"><text:span text:style-name="T6_130">public</text:span></text:a></text:span><text:span text:style-name="T6_131"><text:a xlink:type="simple" xlink:href="http://en.wikipedia.org/wiki/Google_Public_DNS"><text:span text:style-name="T6_132"><text:s/></text:span></text:a></text:span><text:span text:style-name="T6_133"><text:a xlink:type="simple" xlink:href="http://en.wikipedia.org/wiki/Google_Public_DNS"><text:span text:style-name="T6_134">DNS</text:span></text:a></text:span><text:span text:style-name="T6_135"><text:a xlink:type="simple" xlink:href="http://en.wikipedia.org/wiki/Google_Public_DNS"><text:span text:style-name="T6_136"><text:s/></text:span></text:a></text:span><text:span text:style-name="T6_137"><text:a xlink:type="simple" xlink:href="http://en.wikipedia.org/wiki/Google_Public_DNS"><text:span text:style-name="T6_138">service</text:span></text:a></text:span><text:span text:style-name="T6_139">.</text:span></text:p>
      <text:p text:style-name="P7"/>
      <text:p text:style-name="P8"><text:span text:style-name="T8_1">One</text:span><text:span text:style-name="T8_2"><text:s/></text:span><text:span text:style-name="T8_3">of</text:span><text:span text:style-name="T8_4"><text:s/></text:span><text:span text:style-name="T8_5">the</text:span><text:span text:style-name="T8_6"><text:s/></text:span><text:span text:style-name="T8_7">first</text:span><text:span text:style-name="T8_8"><text:s/></text:span><text:span text:style-name="T8_9">tools</text:span><text:span text:style-name="T8_10"><text:s/></text:span><text:span text:style-name="T8_11">an</text:span><text:span text:style-name="T8_12"><text:s/></text:span><text:span text:style-name="T8_13">experienced</text:span><text:span text:style-name="T8_14"><text:s/></text:span><text:span text:style-name="T8_15">network</text:span><text:span text:style-name="T8_16"><text:s/></text:span><text:span text:style-name="T8_17">administrator</text:span><text:span text:style-name="T8_18"><text:s/></text:span><text:span text:style-name="T8_19">might</text:span><text:span text:style-name="T8_20"><text:s/></text:span><text:span text:style-name="T8_21">reach</text:span><text:span text:style-name="T8_22"><text:s/></text:span><text:span text:style-name="T8_23">for</text:span><text:span text:style-name="T8_24"><text:s/></text:span><text:span text:style-name="T8_25">in</text:span><text:span text:style-name="T8_26"><text:s/></text:span><text:span text:style-name="T8_27">such</text:span><text:span text:style-name="T8_28"><text:s/></text:span><text:span text:style-name="T8_29">a</text:span><text:span text:style-name="T8_30"><text:s/></text:span><text:span text:style-name="T8_31">situation</text:span><text:span text:style-name="T8_32"><text:s/></text:span><text:span text:style-name="T8_33">is</text:span><text:span text:style-name="T8_34"><text:s/></text:span><text:span text:style-name="T8_35">the</text:span><text:span text:style-name="T8_36"><text:s/></text:span><text:span text:style-name="T8_37">ping</text:span><text:span text:style-name="T8_38"><text:s/></text:span><text:span text:style-name="T8_39">utility</text:span><text:span text:style-name="T8_40">.<text:s/></text:span><text:span text:style-name="T8_41">It</text:span><text:span text:style-name="T8_42"><text:s/></text:span><text:span text:style-name="T8_43">allows</text:span><text:span text:style-name="T8_44"><text:s/></text:span><text:span text:style-name="T8_45">to</text:span><text:span text:style-name="T8_46"><text:s/></text:span><text:span text:style-name="T8_47">test</text:span><text:span text:style-name="T8_48"><text:s/></text:span><text:span text:style-name="T8_49">the</text:span><text:span text:style-name="T8_50"><text:s/></text:span><text:span text:style-name="T8_51">connectivity</text:span><text:span text:style-name="T8_52"><text:s/></text:span><text:span text:style-name="T8_53">and</text:span><text:span text:style-name="T8_54"><text:s/></text:span><text:span text:style-name="T8_55">measure</text:span><text:span text:style-name="T8_56"><text:s/></text:span><text:span text:style-name="T8_57">delay</text:span><text:span text:style-name="T8_58"><text:s/></text:span><text:span text:style-name="T8_59">and</text:span><text:span text:style-name="T8_60"><text:s/></text:span><text:span text:style-name="T8_61">packet</text:span><text:span text:style-name="T8_62"><text:s/></text:span><text:span text:style-name="T8_63">loss</text:span><text:span text:style-name="T8_64"><text:s/></text:span><text:span text:style-name="T8_65">to</text:span><text:span text:style-name="T8_66"><text:s/></text:span><text:span text:style-name="T8_67">any</text:span><text:span text:style-name="T8_68"><text:s/></text:span><text:span text:style-name="T8_69">host</text:span><text:span text:style-name="T8_70"><text:s/></text:span><text:span text:style-name="T8_71">in</text:span><text:span text:style-name="T8_72"><text:s/></text:span><text:span text:style-name="T8_73">the</text:span><text:span text:style-name="T8_74"><text:s/></text:span><text:span text:style-name="T8_75">network</text:span><text:span text:style-name="T8_76">.<text:s/></text:span><text:span text:style-name="T8_77">First</text:span><text:span text:style-name="T8_78"><text:s/></text:span><text:span text:style-name="T8_79">things</text:span><text:span text:style-name="T8_80"><text:s/></text:span><text:span text:style-name="T8_81">first</text:span><text:span text:style-name="T8_82">,<text:s/></text:span><text:span text:style-name="T8_83">let</text:span><text:span text:style-name="T8_84">’</text:span><text:span text:style-name="T8_85">s</text:span><text:span text:style-name="T8_86"><text:s/></text:span><text:span text:style-name="T8_87">see</text:span><text:span text:style-name="T8_88"><text:s/></text:span><text:span text:style-name="T8_89">if</text:span><text:span text:style-name="T8_90"><text:s/></text:span><text:span text:style-name="T8_91">we</text:span><text:span text:style-name="T8_92"><text:s/></text:span><text:span text:style-name="T8_93">can</text:span><text:span text:style-name="T8_94"><text:s/></text:span><text:span text:style-name="T8_95">still</text:span><text:span text:style-name="T8_96"><text:s/></text:span><text:span text:style-name="T8_97">reach</text:span><text:span text:style-name="T8_98"><text:s/></text:span><text:span text:style-name="T8_99">the</text:span><text:span text:style-name="T8_100"><text:s/></text:span><text:span text:style-name="T8_101">router</text:span><text:span text:style-name="T8_102"><text:s/></text:span><text:span text:style-name="T8_103">on</text:span><text:span text:style-name="T8_104"><text:s/></text:span><text:span text:style-name="T8_105">our</text:span><text:span text:style-name="T8_106"><text:s/></text:span><text:span text:style-name="T8_107">local</text:span><text:span text:style-name="T8_108"><text:s/></text:span><text:span text:style-name="T8_109">network</text:span><text:span text:style-name="T8_110">:</text:span></text:p>
      <text:p text:style-name="P9"/>
      <text:p text:style-name="P10"><text:span text:style-name="T10_1">pi</text:span><text:span text:style-name="T10_2">@</text:span><text:span text:style-name="T10_3">raspberrypi</text:span><text:span text:style-name="T10_4"><text:s/></text:span><text:span text:style-name="T10_5">~<text:s/>$</text:span><text:span text:style-name="T10_6"><text:s/></text:span><text:span text:style-name="T10_7">ping</text:span><text:span text:style-name="T10_8"><text:s/>-</text:span><text:span text:style-name="T10_9">c</text:span><text:span text:style-name="T10_10">3<text:s/>192.168.0.1</text:span></text:p>
      <text:p text:style-name="P11"><text:span text:style-name="T11_1">PING</text:span><text:span text:style-name="T11_2"><text:s/>192.168.0.1<text:s/>(192.168.0.1)<text:s/>56(84)<text:s/></text:span><text:span text:style-name="T11_3">bytes</text:span><text:span text:style-name="T11_4"><text:s/></text:span><text:span text:style-name="T11_5">of</text:span><text:span text:style-name="T11_6"><text:s/></text:span><text:span text:style-name="T11_7">data</text:span><text:span text:style-name="T11_8">.</text:span></text:p>
      <text:p text:style-name="P12"><text:span text:style-name="T12_1">64<text:s/></text:span><text:span text:style-name="T12_2">bytes</text:span><text:span text:style-name="T12_3"><text:s/></text:span><text:span text:style-name="T12_4">from</text:span><text:span text:style-name="T12_5"><text:s/>192.168.0.1:<text:s/></text:span><text:span text:style-name="T12_6">icmp</text:span><text:span text:style-name="T12_7">_</text:span><text:span text:style-name="T12_8">req</text:span><text:span text:style-name="T12_9">=1<text:s/></text:span><text:span text:style-name="T12_10">ttl</text:span><text:span text:style-name="T12_11">=64<text:s/></text:span><text:span text:style-name="T12_12">time</text:span><text:span text:style-name="T12_13">=0.854<text:s/></text:span><text:span text:style-name="T12_14">ms</text:span></text:p>
      <text:p text:style-name="P13"><text:span text:style-name="T13_1">64<text:s/></text:span><text:span text:style-name="T13_2">bytes</text:span><text:span text:style-name="T13_3"><text:s/></text:span><text:span text:style-name="T13_4">from</text:span><text:span text:style-name="T13_5"><text:s/>192.168.0.1:<text:s/></text:span><text:span text:style-name="T13_6">icmp</text:span><text:span text:style-name="T13_7">_</text:span><text:span text:style-name="T13_8">req</text:span><text:span text:style-name="T13_9">=2<text:s/></text:span><text:span text:style-name="T13_10">ttl</text:span><text:span text:style-name="T13_11">=64<text:s/></text:span><text:span text:style-name="T13_12">time</text:span><text:span text:style-name="T13_13">=0.782<text:s/></text:span><text:span text:style-name="T13_14">ms</text:span></text:p>
      <text:p text:style-name="P14"><text:span text:style-name="T14_1">64<text:s/></text:span><text:span text:style-name="T14_2">bytes</text:span><text:span text:style-name="T14_3"><text:s/></text:span><text:span text:style-name="T14_4">from</text:span><text:span text:style-name="T14_5"><text:s/>192.168.0.1:<text:s/></text:span><text:span text:style-name="T14_6">icmp</text:span><text:span text:style-name="T14_7">_</text:span><text:span text:style-name="T14_8">req</text:span><text:span text:style-name="T14_9">=3<text:s/></text:span><text:span text:style-name="T14_10">ttl</text:span><text:span text:style-name="T14_11">=64<text:s/></text:span><text:span text:style-name="T14_12">time</text:span><text:span text:style-name="T14_13">=0.778<text:s/></text:span><text:span text:style-name="T14_14">ms</text:span></text:p>
      <text:p text:style-name="P15"/>
      <text:p text:style-name="P16"><text:span text:style-name="T16_1">---<text:s/>192.168.0.1<text:s/></text:span><text:span text:style-name="T16_2">ping</text:span><text:span text:style-name="T16_3"><text:s/></text:span><text:span text:style-name="T16_4">statistics</text:span><text:span text:style-name="T16_5"><text:s/>---</text:span></text:p>
      <text:p text:style-name="P17"><text:span text:style-name="T17_1">3<text:s/></text:span><text:span text:style-name="T17_2">packets</text:span><text:span text:style-name="T17_3"><text:s/></text:span><text:span text:style-name="T17_4">transmitted</text:span><text:span text:style-name="T17_5">,<text:s/>3<text:s/></text:span><text:span text:style-name="T17_6">received</text:span><text:span text:style-name="T17_7">,<text:s/>0%<text:s/></text:span><text:span text:style-name="T17_8">packet</text:span><text:span text:style-name="T17_9"><text:s/></text:span><text:span text:style-name="T17_10">loss</text:span><text:span text:style-name="T17_11">,<text:s/></text:span><text:span text:style-name="T17_12">time</text:span><text:span text:style-name="T17_13"><text:s/>2002</text:span><text:span text:style-name="T17_14">ms</text:span></text:p>
      <text:p text:style-name="P18"><text:span text:style-name="T18_1">rtt</text:span><text:span text:style-name="T18_2"><text:s/></text:span><text:span text:style-name="T18_3">min</text:span><text:span text:style-name="T18_4">/</text:span><text:span text:style-name="T18_5">avg</text:span><text:span text:style-name="T18_6">/</text:span><text:span text:style-name="T18_7">max</text:span><text:span text:style-name="T18_8">/</text:span><text:span text:style-name="T18_9">mdev</text:span><text:span text:style-name="T18_10"><text:s/>=<text:s/>0.778/0.804/0.854/0.047<text:s/></text:span><text:span text:style-name="T18_11">ms</text:span></text:p>
      <text:p text:style-name="P19"/>
      <text:p text:style-name="P20"><text:span text:style-name="T20_1">The</text:span><text:span text:style-name="T20_2"><text:s/></text:span><text:span text:style-name="T20_3">ping</text:span><text:span text:style-name="T20_4"><text:s/></text:span><text:span text:style-name="T20_5">command</text:span><text:span text:style-name="T20_6"><text:s/></text:span><text:span text:style-name="T20_7">works</text:span><text:span text:style-name="T20_8"><text:s/></text:span><text:span text:style-name="T20_9">by</text:span><text:span text:style-name="T20_10"><text:s/></text:span><text:span text:style-name="T20_11">sending</text:span><text:span text:style-name="T20_12"><text:s/></text:span><text:span text:style-name="T20_13">probe</text:span><text:span text:style-name="T20_14"><text:s/></text:span><text:span text:style-name="T20_15">packets</text:span><text:span text:style-name="T20_16"><text:s/></text:span><text:span text:style-name="T20_17">to</text:span><text:span text:style-name="T20_18"><text:s/></text:span><text:span text:style-name="T20_19">the</text:span><text:span text:style-name="T20_20"><text:s/></text:span><text:span text:style-name="T20_21">destination</text:span><text:span text:style-name="T20_22"><text:s/></text:span><text:span text:style-name="T20_23">and</text:span><text:span text:style-name="T20_24"><text:s/></text:span><text:span text:style-name="T20_25">waits</text:span><text:span text:style-name="T20_26"><text:s/></text:span><text:span text:style-name="T20_27">for</text:span><text:span text:style-name="T20_28"><text:s/></text:span><text:span text:style-name="T20_29">them</text:span><text:span text:style-name="T20_30"><text:s/></text:span><text:span text:style-name="T20_31">to</text:span><text:span text:style-name="T20_32"><text:s/></text:span><text:span text:style-name="T20_33">be</text:span><text:span text:style-name="T20_34"><text:s/></text:span><text:span text:style-name="T20_35">sent</text:span><text:span text:style-name="T20_36"><text:s/></text:span><text:span text:style-name="T20_37">back</text:span><text:span text:style-name="T20_38">.<text:s/></text:span><text:span text:style-name="T20_39">For</text:span><text:span text:style-name="T20_40"><text:s/></text:span><text:span text:style-name="T20_41">that</text:span><text:span text:style-name="T20_42"><text:s/></text:span><text:span text:style-name="T20_43">it</text:span><text:span text:style-name="T20_44"><text:s/></text:span><text:span text:style-name="T20_45">uses</text:span><text:span text:style-name="T20_46"><text:s/></text:span><text:span text:style-name="T20_47">the</text:span><text:span text:style-name="T20_48"><text:s/></text:span><text:span text:style-name="T20_49">special</text:span><text:span text:style-name="T20_50"><text:s/></text:span><text:span text:style-name="T20_51">echo</text:span><text:span text:style-name="T20_52"><text:s/></text:span><text:span text:style-name="T20_53">request</text:span><text:span text:style-name="T20_54"><text:s/></text:span><text:span text:style-name="T20_55">and</text:span><text:span text:style-name="T20_56"><text:s/></text:span><text:span text:style-name="T20_57">echo</text:span><text:span text:style-name="T20_58"><text:s/></text:span><text:span text:style-name="T20_59">reply</text:span><text:span text:style-name="T20_60"><text:s/></text:span><text:span text:style-name="T20_61">messages</text:span><text:span text:style-name="T20_62"><text:s/></text:span><text:span text:style-name="T20_63">defined</text:span><text:span text:style-name="T20_64"><text:s/></text:span><text:span text:style-name="T20_65">by</text:span><text:span text:style-name="T20_66"><text:s/></text:span><text:span text:style-name="T20_67">the</text:span><text:span text:style-name="T20_68"><text:s/></text:span><text:span text:style-name="T20_69">Internet</text:span><text:span text:style-name="T20_70"><text:s/></text:span><text:span text:style-name="T20_71">Control</text:span><text:span text:style-name="T20_72"><text:s/></text:span><text:span text:style-name="T20_73">Message</text:span><text:span text:style-name="T20_74"><text:s/></text:span><text:span text:style-name="T20_75">Protocol</text:span><text:span text:style-name="T20_76"><text:s/>(</text:span><text:span text:style-name="T20_77">ICMP</text:span><text:span text:style-name="T20_78">).<text:s/></text:span><text:span text:style-name="T20_79">A</text:span><text:span text:style-name="T20_80"><text:s/></text:span><text:span text:style-name="T20_81">communication</text:span><text:span text:style-name="T20_82"><text:s/></text:span><text:span text:style-name="T20_83">protocol</text:span><text:span text:style-name="T20_84"><text:s/></text:span><text:span text:style-name="T20_85">is</text:span><text:span text:style-name="T20_86"><text:s/></text:span><text:span text:style-name="T20_87">a</text:span><text:span text:style-name="T20_88"><text:s/></text:span><text:span text:style-name="T20_89">well</text:span><text:span text:style-name="T20_90"><text:s/></text:span><text:span text:style-name="T20_91">specified</text:span><text:span text:style-name="T20_92"><text:s/></text:span><text:span text:style-name="T20_93">convention</text:span><text:span text:style-name="T20_94"><text:s/></text:span><text:span text:style-name="T20_95">on</text:span><text:span text:style-name="T20_96"><text:s/></text:span><text:span text:style-name="T20_97">how</text:span><text:span text:style-name="T20_98"><text:s/></text:span><text:span text:style-name="T20_99">two</text:span><text:span text:style-name="T20_100"><text:s/></text:span><text:span text:style-name="T20_101">systems</text:span><text:span text:style-name="T20_102"><text:s/></text:span><text:span text:style-name="T20_103">can</text:span><text:span text:style-name="T20_104"><text:s/></text:span><text:span text:style-name="T20_105">communicate</text:span><text:span text:style-name="T20_106"><text:s/></text:span><text:span text:style-name="T20_107">with</text:span><text:span text:style-name="T20_108"><text:s/></text:span><text:span text:style-name="T20_109">each</text:span><text:span text:style-name="T20_110"><text:s/></text:span><text:span text:style-name="T20_111">other</text:span><text:span text:style-name="T20_112">.<text:s/></text:span><text:span text:style-name="T20_113">In</text:span><text:span text:style-name="T20_114"><text:s/></text:span><text:span text:style-name="T20_115">the</text:span><text:span text:style-name="T20_116"><text:s/></text:span><text:span text:style-name="T20_117">case</text:span><text:span text:style-name="T20_118"><text:s/></text:span><text:span text:style-name="T20_119">of</text:span><text:span text:style-name="T20_120"><text:s/></text:span><text:span text:style-name="T20_121">ICMP</text:span><text:span text:style-name="T20_122">,<text:s/></text:span><text:span text:style-name="T20_123">this</text:span><text:span text:style-name="T20_124"><text:s/></text:span><text:span text:style-name="T20_125">convention</text:span><text:span text:style-name="T20_126"><text:s/></text:span><text:span text:style-name="T20_127">is</text:span><text:span text:style-name="T20_128"><text:s/></text:span><text:span text:style-name="T20_129">documented</text:span><text:span text:style-name="T20_130"><text:s/></text:span><text:span text:style-name="T20_131">as</text:span><text:span text:style-name="T20_132"><text:s/></text:span><text:span text:style-name="T20_133">an</text:span><text:span text:style-name="T20_134"><text:s/></text:span><text:span text:style-name="T20_135">Internet</text:span><text:span text:style-name="T20_136"><text:s/></text:span><text:span text:style-name="T20_137">standard</text:span><text:span text:style-name="T20_138"><text:s/></text:span><text:span text:style-name="T20_139">in</text:span><text:span text:style-name="T20_140"><text:s/></text:span><text:span text:style-name="T20_141">RFC</text:span><text:span text:style-name="T20_142">792<text:s/>(</text:span><text:span text:style-name="T20_143">http</text:span><text:span text:style-name="T20_144">://</text:span><text:span text:style-name="T20_145">tools</text:span><text:span text:style-name="T20_146">.</text:span><text:span text:style-name="T20_147">ietf</text:span><text:span text:style-name="T20_148">.</text:span><text:span text:style-name="T20_149">org</text:span><text:span text:style-name="T20_150">/</text:span><text:span text:style-name="T20_151">html</text:span><text:span text:style-name="T20_152">/</text:span><text:span text:style-name="T20_153">rfc</text:span><text:span text:style-name="T20_154">792).</text:span></text:p>
      <text:p text:style-name="P21"/>
      <text:p text:style-name="P22"><text:span text:style-name="T22_1"><text:s/></text:span><text:span text:style-name="T22_2">Since</text:span><text:span text:style-name="T22_3"><text:s/></text:span><text:span text:style-name="T22_4">ICMP</text:span><text:span text:style-name="T22_5"><text:s/></text:span><text:span text:style-name="T22_6">echo</text:span><text:span text:style-name="T22_7"><text:s/></text:span><text:span text:style-name="T22_8">request</text:span><text:span text:style-name="T22_9">/</text:span><text:span text:style-name="T22_10">reply</text:span><text:span text:style-name="T22_11"><text:s/></text:span><text:span text:style-name="T22_12">processing</text:span><text:span text:style-name="T22_13"><text:s/></text:span><text:span text:style-name="T22_14">is</text:span><text:span text:style-name="T22_15"><text:s/></text:span><text:span text:style-name="T22_16">typically</text:span><text:span text:style-name="T22_17"><text:s/></text:span><text:span text:style-name="T22_18">part</text:span><text:span text:style-name="T22_19"><text:s/></text:span><text:span text:style-name="T22_20">of</text:span><text:span text:style-name="T22_21"><text:s/></text:span><text:span text:style-name="T22_22">the</text:span><text:span text:style-name="T22_23"><text:s/></text:span><text:span text:style-name="T22_24">lowest</text:span><text:span text:style-name="T22_25"><text:s/></text:span><text:span text:style-name="T22_26">level</text:span><text:span text:style-name="T22_27"><text:s/></text:span><text:span text:style-name="T22_28">of</text:span><text:span text:style-name="T22_29"><text:s/></text:span><text:span text:style-name="T22_30">networking</text:span><text:span text:style-name="T22_31"><text:s/></text:span><text:span text:style-name="T22_32">support</text:span><text:span text:style-name="T22_33"><text:s/></text:span><text:span text:style-name="T22_34">in</text:span><text:span text:style-name="T22_35"><text:s/></text:span><text:span text:style-name="T22_36">each</text:span><text:span text:style-name="T22_37"><text:s/></text:span><text:span text:style-name="T22_38">properly</text:span><text:span text:style-name="T22_39"><text:s/></text:span><text:span text:style-name="T22_40">implemented</text:span><text:span text:style-name="T22_41"><text:s/></text:span><text:span text:style-name="T22_42">Internet</text:span><text:span text:style-name="T22_43"><text:s/></text:span><text:span text:style-name="T22_44">host</text:span><text:span text:style-name="T22_45">,<text:s/></text:span><text:span text:style-name="T22_46">it</text:span><text:span text:style-name="T22_47"><text:s/></text:span><text:span text:style-name="T22_48">is</text:span><text:span text:style-name="T22_49"><text:s/></text:span><text:span text:style-name="T22_50">a</text:span><text:span text:style-name="T22_51"><text:s/></text:span><text:span text:style-name="T22_52">very</text:span><text:span text:style-name="T22_53"><text:s/></text:span><text:span text:style-name="T22_54">reliably</text:span><text:span text:style-name="T22_55"><text:s/></text:span><text:span text:style-name="T22_56">way</text:span><text:span text:style-name="T22_57"><text:s/></text:span><text:span text:style-name="T22_58">to</text:span><text:span text:style-name="T22_59"><text:s/></text:span><text:span text:style-name="T22_60">determine</text:span><text:span text:style-name="T22_61"><text:s/></text:span><text:span text:style-name="T22_62">if</text:span><text:span text:style-name="T22_63"><text:s/></text:span><text:span text:style-name="T22_64">a</text:span><text:span text:style-name="T22_65"><text:s/></text:span><text:span text:style-name="T22_66">host</text:span><text:span text:style-name="T22_67"><text:s/></text:span><text:span text:style-name="T22_68">can</text:span><text:span text:style-name="T22_69"><text:s/></text:span><text:span text:style-name="T22_70">be</text:span><text:span text:style-name="T22_71"><text:s/></text:span><text:span text:style-name="T22_72">reached</text:span><text:span text:style-name="T22_73"><text:s/></text:span><text:span text:style-name="T22_74">over</text:span><text:span text:style-name="T22_75"><text:s/></text:span><text:span text:style-name="T22_76">the</text:span><text:span text:style-name="T22_77"><text:s/></text:span><text:span text:style-name="T22_78">network</text:span><text:span text:style-name="T22_79">.</text:span></text:p>
      <text:p text:style-name="P23"/>
      <text:p text:style-name="P24"><text:span text:style-name="T24_1">The</text:span><text:span text:style-name="T24_2"><text:s/></text:span><text:span text:style-name="T24_3">ping</text:span><text:span text:style-name="T24_4"><text:s/></text:span><text:span text:style-name="T24_5">utility</text:span><text:span text:style-name="T24_6"><text:s/></text:span><text:span text:style-name="T24_7">is</text:span><text:span text:style-name="T24_8"><text:s/></text:span><text:span text:style-name="T24_9">nearly</text:span><text:span text:style-name="T24_10"><text:s/></text:span><text:span text:style-name="T24_11">as</text:span><text:span text:style-name="T24_12"><text:s/></text:span><text:span text:style-name="T24_13">old</text:span><text:span text:style-name="T24_14"><text:s/></text:span><text:span text:style-name="T24_15">as</text:span><text:span text:style-name="T24_16"><text:s/></text:span><text:span text:style-name="T24_17">the</text:span><text:span text:style-name="T24_18"><text:s/></text:span><text:span text:style-name="T24_19">Internet</text:span><text:span text:style-name="T24_20"><text:s/></text:span><text:span text:style-name="T24_21">itself</text:span><text:span text:style-name="T24_22"><text:s/></text:span><text:span text:style-name="T24_23">and</text:span><text:span text:style-name="T24_24"><text:s/></text:span><text:span text:style-name="T24_25">is</text:span><text:span text:style-name="T24_26"><text:s/></text:span><text:span text:style-name="T24_27">named</text:span><text:span text:style-name="T24_28"><text:s/></text:span><text:span text:style-name="T24_29">after</text:span><text:span text:style-name="T24_30"><text:s/></text:span><text:span text:style-name="T24_31">the</text:span><text:span text:style-name="T24_32"><text:s/></text:span><text:span text:style-name="T24_33">eery</text:span><text:span text:style-name="T24_34"><text:s/></text:span><text:span text:style-name="T24_35">sharp</text:span><text:span text:style-name="T24_36">,<text:s/></text:span><text:span text:style-name="T24_37">metallic</text:span><text:span text:style-name="T24_38"><text:s/></text:span><text:span text:style-name="T24_39">sound</text:span><text:span text:style-name="T24_40"><text:s/></text:span><text:span text:style-name="T24_41">of</text:span><text:span text:style-name="T24_42"><text:s/></text:span><text:span text:style-name="T24_43">an</text:span><text:span text:style-name="T24_44"><text:s/></text:span><text:span text:style-name="T24_45">acoustic</text:span><text:span text:style-name="T24_46"><text:s/></text:span><text:span text:style-name="T24_47">sonar</text:span><text:span text:style-name="T24_48"><text:s/></text:span><text:span text:style-name="T24_49">probe</text:span><text:span text:style-name="T24_50">,<text:s/></text:span><text:span text:style-name="T24_51">we</text:span><text:span text:style-name="T24_52"><text:s/></text:span><text:span text:style-name="T24_53">might</text:span><text:span text:style-name="T24_54"><text:s/></text:span><text:span text:style-name="T24_55">be</text:span><text:span text:style-name="T24_56"><text:s/></text:span><text:span text:style-name="T24_57">familiar</text:span><text:span text:style-name="T24_58"><text:s/></text:span><text:span text:style-name="T24_59">with</text:span><text:span text:style-name="T24_60"><text:s/></text:span><text:span text:style-name="T24_61">from</text:span><text:span text:style-name="T24_62"><text:s/></text:span><text:span text:style-name="T24_63">WWII</text:span><text:span text:style-name="T24_64"><text:s/></text:span><text:span text:style-name="T24_65">submarine</text:span><text:span text:style-name="T24_66"><text:s/></text:span><text:span text:style-name="T24_67">movies</text:span><text:span text:style-name="T24_68">.</text:span></text:p>
      <text:p text:style-name="P25"/>
      <text:p text:style-name="P26"><text:span text:style-name="T26_1">From</text:span><text:span text:style-name="T26_2"><text:s/></text:span><text:span text:style-name="T26_3">the</text:span><text:span text:style-name="T26_4"><text:s/></text:span><text:span text:style-name="T26_5">output</text:span><text:span text:style-name="T26_6"><text:s/></text:span><text:span text:style-name="T26_7">above</text:span><text:span text:style-name="T26_8"><text:s/></text:span><text:span text:style-name="T26_9">we</text:span><text:span text:style-name="T26_10"><text:s/></text:span><text:span text:style-name="T26_11">can</text:span><text:span text:style-name="T26_12"><text:s/></text:span><text:span text:style-name="T26_13">see</text:span><text:span text:style-name="T26_14"><text:s/></text:span><text:span text:style-name="T26_15">that</text:span><text:span text:style-name="T26_16"><text:s/></text:span><text:span text:style-name="T26_17">our</text:span><text:span text:style-name="T26_18"><text:s/></text:span><text:span text:style-name="T26_19">Internet</text:span><text:span text:style-name="T26_20"><text:s/></text:span><text:span text:style-name="T26_21">gateway</text:span><text:span text:style-name="T26_22"><text:s/></text:span><text:span text:style-name="T26_23">still</text:span><text:span text:style-name="T26_24"><text:s/></text:span><text:span text:style-name="T26_25">exists</text:span><text:span text:style-name="T26_26"><text:s/></text:span><text:span text:style-name="T26_27">on</text:span><text:span text:style-name="T26_28"><text:s/></text:span><text:span text:style-name="T26_29">the</text:span><text:span text:style-name="T26_30"><text:s/></text:span><text:span text:style-name="T26_31">network</text:span><text:span text:style-name="T26_32"><text:s/></text:span><text:span text:style-name="T26_33">and</text:span><text:span text:style-name="T26_34"><text:s/></text:span><text:span text:style-name="T26_35">that</text:span><text:span text:style-name="T26_36"><text:s/></text:span><text:span text:style-name="T26_37">we</text:span><text:span text:style-name="T26_38"><text:s/></text:span><text:span text:style-name="T26_39">can</text:span><text:span text:style-name="T26_40"><text:s/></text:span><text:span text:style-name="T26_41">fairly</text:span><text:span text:style-name="T26_42"><text:s/></text:span><text:span text:style-name="T26_43">reliably</text:span><text:span text:style-name="T26_44"><text:s/></text:span><text:span text:style-name="T26_45">reach</text:span><text:span text:style-name="T26_46"><text:s/></text:span><text:span text:style-name="T26_47">in</text:span><text:span text:style-name="T26_48"><text:s/></text:span><text:span text:style-name="T26_49">less</text:span><text:span text:style-name="T26_50"><text:s/></text:span><text:span text:style-name="T26_51">than</text:span><text:span text:style-name="T26_52"><text:s/></text:span><text:span text:style-name="T26_53">a</text:span><text:span text:style-name="T26_54"><text:s/></text:span><text:span text:style-name="T26_55">millisecond</text:span><text:span text:style-name="T26_56"><text:s/></text:span><text:span text:style-name="T26_57">round</text:span><text:span text:style-name="T26_58">-</text:span><text:span text:style-name="T26_59">trip</text:span><text:span text:style-name="T26_60"><text:s/></text:span><text:span text:style-name="T26_61">time</text:span><text:span text:style-name="T26_62">.<text:s/></text:span><text:span text:style-name="T26_63">Out</text:span><text:span text:style-name="T26_64"><text:s/></text:span><text:span text:style-name="T26_65">of</text:span><text:span text:style-name="T26_66"><text:s/>3<text:s/></text:span><text:span text:style-name="T26_67">probe</text:span><text:span text:style-name="T26_68"><text:s/></text:span><text:span text:style-name="T26_69">packets</text:span><text:span text:style-name="T26_70"><text:s/></text:span><text:span text:style-name="T26_71">we</text:span><text:span text:style-name="T26_72"><text:s/></text:span><text:span text:style-name="T26_73">sent</text:span><text:span text:style-name="T26_74">,<text:s/>3<text:s/></text:span><text:span text:style-name="T26_75">responses</text:span><text:span text:style-name="T26_76"><text:s/></text:span><text:span text:style-name="T26_77">were</text:span><text:span text:style-name="T26_78"><text:s/></text:span><text:span text:style-name="T26_79">received</text:span><text:span text:style-name="T26_80"><text:s/></text:span><text:span text:style-name="T26_81">and</text:span><text:span text:style-name="T26_82"><text:s/></text:span><text:span text:style-name="T26_83">the</text:span><text:span text:style-name="T26_84"><text:s/></text:span><text:span text:style-name="T26_85">fluctuation</text:span><text:span text:style-name="T26_86"><text:s/></text:span><text:span text:style-name="T26_87">in</text:span><text:span text:style-name="T26_88"><text:s/></text:span><text:span text:style-name="T26_89">the</text:span><text:span text:style-name="T26_90"><text:s/></text:span><text:span text:style-name="T26_91">response</text:span><text:span text:style-name="T26_92"><text:s/></text:span><text:span text:style-name="T26_93">time</text:span><text:span text:style-name="T26_94"><text:s/></text:span><text:span text:style-name="T26_95">is</text:span><text:span text:style-name="T26_96"><text:s/></text:span><text:span text:style-name="T26_97">quite</text:span><text:span text:style-name="T26_98"><text:s/></text:span><text:span text:style-name="T26_99">low</text:span><text:span text:style-name="T26_100">.</text:span></text:p>
      <text:p text:style-name="P27"/>
      <text:p text:style-name="P28"><text:span text:style-name="T28_1">Instead</text:span><text:span text:style-name="T28_2"><text:s/></text:span><text:span text:style-name="T28_3">of</text:span><text:span text:style-name="T28_4"><text:s/></text:span><text:span text:style-name="T28_5">using</text:span><text:span text:style-name="T28_6"><text:s/></text:span><text:span text:style-name="T28_7">ping</text:span><text:span text:style-name="T28_8"><text:s/>-</text:span><text:span text:style-name="T28_9">c</text:span><text:span text:style-name="T28_10"><text:s/>3<text:s/>192.168.0.1</text:span><text:span text:style-name="T28_11"><text:s/>,<text:s/></text:span><text:span text:style-name="T28_12">we</text:span><text:span text:style-name="T28_13"><text:s/></text:span><text:span text:style-name="T28_14">could</text:span><text:span text:style-name="T28_15"><text:s/></text:span><text:span text:style-name="T28_16">also</text:span><text:span text:style-name="T28_17"><text:s/></text:span><text:span text:style-name="T28_18">just</text:span><text:span text:style-name="T28_19"><text:s/></text:span><text:span text:style-name="T28_20">use</text:span><text:span text:style-name="T28_21"><text:s/></text:span><text:span text:style-name="T28_22">ping</text:span><text:span text:style-name="T28_23"><text:s/>192.168.0.1</text:span><text:span text:style-name="T28_24"><text:s/></text:span><text:span text:style-name="T28_25">in</text:span><text:span text:style-name="T28_26"><text:s/></text:span><text:span text:style-name="T28_27">which</text:span><text:span text:style-name="T28_28"><text:s/></text:span><text:span text:style-name="T28_29">case</text:span><text:span text:style-name="T28_30"><text:s/></text:span><text:span text:style-name="T28_31">the</text:span><text:span text:style-name="T28_32"><text:s/></text:span><text:span text:style-name="T28_33">program</text:span><text:span text:style-name="T28_34"><text:s/></text:span><text:span text:style-name="T28_35">runs</text:span><text:span text:style-name="T28_36"><text:s/></text:span><text:span text:style-name="T28_37">forever</text:span><text:span text:style-name="T28_38"><text:s/></text:span><text:span text:style-name="T28_39">until</text:span><text:span text:style-name="T28_40"><text:s/></text:span><text:span text:style-name="T28_41">interrupted</text:span><text:span text:style-name="T28_42"><text:s/></text:span><text:span text:style-name="T28_43">by</text:span><text:span text:style-name="T28_44"><text:s/></text:span><text:span text:style-name="T28_45">the</text:span><text:span text:style-name="T28_46"><text:s/></text:span><text:span text:style-name="T28_47">user</text:span><text:span text:style-name="T28_48">,<text:s/></text:span><text:span text:style-name="T28_49">sending</text:span><text:span text:style-name="T28_50"><text:s/></text:span><text:span text:style-name="T28_51">a</text:span><text:span text:style-name="T28_52"><text:s/></text:span><text:span text:style-name="T28_53">request</text:span><text:span text:style-name="T28_54"><text:s/></text:span><text:span text:style-name="T28_55">every</text:span><text:span text:style-name="T28_56"><text:s/></text:span><text:span text:style-name="T28_57">second</text:span><text:span text:style-name="T28_58">.<text:s/></text:span><text:span text:style-name="T28_59">This</text:span><text:span text:style-name="T28_60"><text:s/></text:span><text:span text:style-name="T28_61">lets</text:span><text:span text:style-name="T28_62"><text:s/></text:span><text:span text:style-name="T28_63">us</text:span><text:span text:style-name="T28_64"><text:s/></text:span><text:span text:style-name="T28_65">observe</text:span><text:span text:style-name="T28_66"><text:s/></text:span><text:span text:style-name="T28_67">the</text:span><text:span text:style-name="T28_68"><text:s/></text:span><text:span text:style-name="T28_69">state</text:span><text:span text:style-name="T28_70"><text:s/></text:span><text:span text:style-name="T28_71">of</text:span><text:span text:style-name="T28_72"><text:s/></text:span><text:span text:style-name="T28_73">network</text:span><text:span text:style-name="T28_74"><text:s/></text:span><text:span text:style-name="T28_75">connectivity</text:span><text:span text:style-name="T28_76"><text:s/></text:span><text:span text:style-name="T28_77">over</text:span><text:span text:style-name="T28_78"><text:s/></text:span><text:span text:style-name="T28_79">time</text:span><text:span text:style-name="T28_80">,<text:s/></text:span><text:span text:style-name="T28_81">for</text:span><text:span text:style-name="T28_82"><text:s/></text:span><text:span text:style-name="T28_83">example</text:span><text:span text:style-name="T28_84"><text:s/></text:span><text:span text:style-name="T28_85">as</text:span><text:span text:style-name="T28_86"><text:s/></text:span><text:span text:style-name="T28_87">we</text:span><text:span text:style-name="T28_88"><text:s/></text:span><text:span text:style-name="T28_89">wiggle</text:span><text:span text:style-name="T28_90"><text:s/></text:span><text:span text:style-name="T28_91">network</text:span><text:span text:style-name="T28_92"><text:s/></text:span><text:span text:style-name="T28_93">cables</text:span><text:span text:style-name="T28_94"><text:s/></text:span><text:span text:style-name="T28_95">or</text:span><text:span text:style-name="T28_96"><text:s/></text:span><text:span text:style-name="T28_97">plug</text:span><text:span text:style-name="T28_98"><text:s/></text:span><text:span text:style-name="T28_99">and</text:span><text:span text:style-name="T28_100"><text:s/></text:span><text:span text:style-name="T28_101">unplug</text:span><text:span text:style-name="T28_102"><text:s/></text:span><text:span text:style-name="T28_103">devices</text:span><text:span text:style-name="T28_104">.</text:span></text:p>
      <text:p text:style-name="P29"/>
      <text:p text:style-name="P30"><text:span text:style-name="T30_1">As</text:span><text:span text:style-name="T30_2"><text:s/></text:span><text:span text:style-name="T30_3">we</text:span><text:span text:style-name="T30_4"><text:s/></text:span><text:span text:style-name="T30_5">can</text:span><text:span text:style-name="T30_6"><text:s/></text:span><text:span text:style-name="T30_7">see</text:span><text:span text:style-name="T30_8"><text:s/></text:span><text:span text:style-name="T30_9">from</text:span><text:span text:style-name="T30_10"><text:s/></text:span><text:span text:style-name="T30_11">man</text:span><text:span text:style-name="T30_12"><text:s/></text:span><text:span text:style-name="T30_13">ping</text:span><text:span text:style-name="T30_14">,<text:s/></text:span><text:span text:style-name="T30_15">there</text:span><text:span text:style-name="T30_16"><text:s/></text:span><text:span text:style-name="T30_17">are</text:span><text:span text:style-name="T30_18"><text:s/></text:span><text:span text:style-name="T30_19">many</text:span><text:span text:style-name="T30_20"><text:s/></text:span><text:span text:style-name="T30_21">more</text:span><text:span text:style-name="T30_22"><text:s/></text:span><text:span text:style-name="T30_23">options</text:span><text:span text:style-name="T30_24"><text:s/></text:span><text:span text:style-name="T30_25">which</text:span><text:span text:style-name="T30_26"><text:s/></text:span><text:span text:style-name="T30_27">can</text:span><text:span text:style-name="T30_28"><text:s/></text:span><text:span text:style-name="T30_29">be</text:span><text:span text:style-name="T30_30"><text:s/></text:span><text:span text:style-name="T30_31">specified</text:span><text:span text:style-name="T30_32">.<text:s/></text:span><text:span text:style-name="T30_33">Some</text:span><text:span text:style-name="T30_34"><text:s/></text:span><text:span text:style-name="T30_35">particularly</text:span><text:span text:style-name="T30_36"><text:s/></text:span><text:span text:style-name="T30_37">interesting</text:span><text:span text:style-name="T30_38"><text:s/></text:span><text:span text:style-name="T30_39">ones</text:span><text:span text:style-name="T30_40"><text:s/></text:span><text:span text:style-name="T30_41">are</text:span><text:span text:style-name="T30_42">:</text:span></text:p>
      <text:list text:style-name="LS1" xml:id="list0">
        <text:list-item>
          <text:p text:style-name="P31"><text:span text:style-name="T31_1">-</text:span><text:span text:style-name="T31_2">c</text:span><text:span text:style-name="T31_3"><text:s/></text:span><text:span text:style-name="T31_4">count</text:span><text:span text:style-name="T31_5"><text:s/>:<text:s/></text:span><text:span text:style-name="T31_6">only</text:span><text:span text:style-name="T31_7"><text:s/></text:span><text:span text:style-name="T31_8">send</text:span><text:span text:style-name="T31_9"><text:s/>&lt;</text:span><text:span text:style-name="T31_10">count</text:span><text:span text:style-name="T31_11">&gt;<text:s/></text:span><text:span text:style-name="T31_12">probes</text:span><text:span text:style-name="T31_13"><text:s/></text:span><text:span text:style-name="T31_14">and</text:span><text:span text:style-name="T31_15"><text:s/></text:span><text:span text:style-name="T31_16">then</text:span><text:span text:style-name="T31_17"><text:s/></text:span><text:span text:style-name="T31_18">stop</text:span></text:p>
        </text:list-item>
        <text:list-item>
          <text:p text:style-name="P32"><text:span text:style-name="T32_1">-</text:span><text:span text:style-name="T32_2">i</text:span><text:span text:style-name="T32_3"><text:s/></text:span><text:span text:style-name="T32_4">interval</text:span><text:span text:style-name="T32_5"><text:s/>:<text:s/></text:span><text:span text:style-name="T32_6">send</text:span><text:span text:style-name="T32_7"><text:s/></text:span><text:span text:style-name="T32_8">a</text:span><text:span text:style-name="T32_9"><text:s/></text:span><text:span text:style-name="T32_10">probe</text:span><text:span text:style-name="T32_11"><text:s/></text:span><text:span text:style-name="T32_12">approximately</text:span><text:span text:style-name="T32_13"><text:s/></text:span><text:span text:style-name="T32_14">every</text:span><text:span text:style-name="T32_15"><text:s/>&lt;</text:span><text:span text:style-name="T32_16">interval</text:span><text:span text:style-name="T32_17">&gt;<text:s/></text:span><text:span text:style-name="T32_18">seconds</text:span><text:span text:style-name="T32_19"><text:s/>(</text:span><text:span text:style-name="T32_20">default</text:span><text:span text:style-name="T32_21"><text:s/>1<text:s/></text:span><text:span text:style-name="T32_22">second</text:span><text:span text:style-name="T32_23">)</text:span></text:p>
        </text:list-item>
        <text:list-item>
          <text:p text:style-name="P33"><text:span text:style-name="T33_1">-</text:span><text:span text:style-name="T33_2">s</text:span><text:span text:style-name="T33_3"><text:s/></text:span><text:span text:style-name="T33_4">size</text:span><text:span text:style-name="T33_5"><text:s/>:<text:s/></text:span><text:span text:style-name="T33_6">send</text:span><text:span text:style-name="T33_7"><text:s/></text:span><text:span text:style-name="T33_8">probe</text:span><text:span text:style-name="T33_9"><text:s/></text:span><text:span text:style-name="T33_10">packets</text:span><text:span text:style-name="T33_11"><text:s/></text:span><text:span text:style-name="T33_12">of</text:span><text:span text:style-name="T33_13"><text:s/></text:span><text:span text:style-name="T33_14">size</text:span><text:span text:style-name="T33_15"><text:s/>&lt;</text:span><text:span text:style-name="T33_16">packetsize</text:span><text:span text:style-name="T33_17">&gt;<text:s/>(</text:span><text:span text:style-name="T33_18">default</text:span><text:span text:style-name="T33_19"><text:s/>64<text:s/></text:span><text:span text:style-name="T33_20">bytes</text:span><text:span text:style-name="T33_21">)</text:span></text:p>
        </text:list-item>
        <text:list-item>
          <text:p text:style-name="P34"><text:span text:style-name="T34_1">-</text:span><text:span text:style-name="T34_2">n</text:span><text:span text:style-name="T34_3"><text:s/>:<text:s/></text:span><text:span text:style-name="T34_4">don</text:span><text:span text:style-name="T34_5">’</text:span><text:span text:style-name="T34_6">t</text:span><text:span text:style-name="T34_7"><text:s/></text:span><text:span text:style-name="T34_8">try</text:span><text:span text:style-name="T34_9"><text:s/></text:span><text:span text:style-name="T34_10">to</text:span><text:span text:style-name="T34_11"><text:s/></text:span><text:span text:style-name="T34_12">translate</text:span><text:span text:style-name="T34_13"><text:s/></text:span><text:span text:style-name="T34_14">numeric</text:span><text:span text:style-name="T34_15"><text:s/></text:span><text:span text:style-name="T34_16">IP</text:span><text:span text:style-name="T34_17"><text:s/></text:span><text:span text:style-name="T34_18">addresses</text:span><text:span text:style-name="T34_19"><text:s/></text:span><text:span text:style-name="T34_20">into</text:span><text:span text:style-name="T34_21"><text:s/></text:span><text:span text:style-name="T34_22">hostnames</text:span></text:p>
        </text:list-item>
      </text:list>
      <text:p text:style-name="P35"/>
      <text:p text:style-name="P36"><text:span text:style-name="T36_1">In</text:span><text:span text:style-name="T36_2"><text:s/></text:span><text:span text:style-name="T36_3">another</text:span><text:span text:style-name="T36_4"><text:s/></text:span><text:span text:style-name="T36_5">example</text:span></text:p>
      <text:p text:style-name="P37"/>
      <text:p text:style-name="P38"><text:span text:style-name="T38_1">pi</text:span><text:span text:style-name="T38_2">@</text:span><text:span text:style-name="T38_3">raspberrypi</text:span><text:span text:style-name="T38_4"><text:s/></text:span><text:span text:style-name="T38_5">~<text:s/>$</text:span><text:span text:style-name="T38_6"><text:s/></text:span><text:span text:style-name="T38_7">ping</text:span><text:span text:style-name="T38_8"><text:s/>-</text:span><text:span text:style-name="T38_9">c</text:span><text:span text:style-name="T38_10"><text:s/>3<text:s/>8.8.8.8</text:span></text:p>
      <text:p text:style-name="P39"><text:span text:style-name="T39_1">PING</text:span><text:span text:style-name="T39_2"><text:s/>8.8.8.8<text:s/>(8.8.8.8)<text:s/>56(84)<text:s/></text:span><text:span text:style-name="T39_3">bytes</text:span><text:span text:style-name="T39_4"><text:s/></text:span><text:span text:style-name="T39_5">of</text:span><text:span text:style-name="T39_6"><text:s/></text:span><text:span text:style-name="T39_7">data</text:span><text:span text:style-name="T39_8">.</text:span></text:p>
      <text:p text:style-name="P40"/>
      <text:p text:style-name="P41"><text:span text:style-name="T41_1">---<text:s/>8.8.8.8<text:s/></text:span><text:span text:style-name="T41_2">ping</text:span><text:span text:style-name="T41_3"><text:s/></text:span><text:span text:style-name="T41_4">statistics</text:span><text:span text:style-name="T41_5"><text:s/>---</text:span></text:p>
      <text:p text:style-name="P42"><text:span text:style-name="T42_1">3<text:s/></text:span><text:span text:style-name="T42_2">packets</text:span><text:span text:style-name="T42_3"><text:s/></text:span><text:span text:style-name="T42_4">transmitted</text:span><text:span text:style-name="T42_5">,<text:s/>0<text:s/></text:span><text:span text:style-name="T42_6">received</text:span><text:span text:style-name="T42_7">,<text:s/>100%<text:s/></text:span><text:span text:style-name="T42_8">packet</text:span><text:span text:style-name="T42_9"><text:s/></text:span><text:span text:style-name="T42_10">loss</text:span><text:span text:style-name="T42_11">,<text:s/></text:span><text:span text:style-name="T42_12">time</text:span><text:span text:style-name="T42_13"><text:s/>2000</text:span><text:span text:style-name="T42_14">ms</text:span></text:p>
      <text:p text:style-name="P43"/>
      <text:p text:style-name="P44"><text:span text:style-name="T44_1">shows</text:span><text:span text:style-name="T44_2"><text:s/></text:span><text:span text:style-name="T44_3">that</text:span><text:span text:style-name="T44_4"><text:s/></text:span><text:span text:style-name="T44_5">the</text:span><text:span text:style-name="T44_6"><text:s/></text:span><text:span text:style-name="T44_7">host</text:span><text:span text:style-name="T44_8"><text:s/></text:span><text:span text:style-name="T44_9">with</text:span><text:span text:style-name="T44_10"><text:s/></text:span><text:span text:style-name="T44_11">IP</text:span><text:span text:style-name="T44_12"><text:s/></text:span><text:span text:style-name="T44_13">addres</text:span><text:span text:style-name="T44_14"><text:s/>8.8.8.8<text:s/></text:span><text:span text:style-name="T44_15">is</text:span><text:span text:style-name="T44_16"><text:s/></text:span><text:span text:style-name="T44_17">currently</text:span><text:span text:style-name="T44_18"><text:s/></text:span><text:span text:style-name="T44_19">not</text:span><text:span text:style-name="T44_20"><text:s/></text:span><text:span text:style-name="T44_21">reachable</text:span><text:span text:style-name="T44_22"><text:s/></text:span><text:span text:style-name="T44_23">right</text:span><text:span text:style-name="T44_24"><text:s/></text:span><text:span text:style-name="T44_25">now</text:span><text:span text:style-name="T44_26"><text:s/></text:span><text:span text:style-name="T44_27">from</text:span><text:span text:style-name="T44_28"><text:s/></text:span><text:span text:style-name="T44_29">our</text:span><text:span text:style-name="T44_30"><text:s/></text:span><text:span text:style-name="T44_31">network</text:span><text:span text:style-name="T44_32">.<text:s/></text:span><text:span text:style-name="T44_33">Since</text:span><text:span text:style-name="T44_34"><text:s/></text:span><text:span text:style-name="T44_35">we</text:span><text:span text:style-name="T44_36"><text:s/></text:span><text:span text:style-name="T44_37">can</text:span><text:span text:style-name="T44_38"><text:s/></text:span><text:span text:style-name="T44_39">still</text:span><text:span text:style-name="T44_40"><text:s/></text:span><text:span text:style-name="T44_41">reach</text:span><text:span text:style-name="T44_42"><text:s/></text:span><text:span text:style-name="T44_43">our</text:span><text:span text:style-name="T44_44"><text:s/></text:span><text:span text:style-name="T44_45">router</text:span><text:span text:style-name="T44_46">,<text:s/></text:span><text:span text:style-name="T44_47">but</text:span><text:span text:style-name="T44_48"><text:s/></text:span><text:span text:style-name="T44_49">not</text:span><text:span text:style-name="T44_50"><text:s/></text:span><text:span text:style-name="T44_51">an</text:span><text:span text:style-name="T44_52"><text:s/></text:span><text:span text:style-name="T44_53">arbitrary</text:span><text:span text:style-name="T44_54"><text:s/></text:span><text:span text:style-name="T44_55">address</text:span><text:span text:style-name="T44_56"><text:s/></text:span><text:span text:style-name="T44_57">outside</text:span><text:span text:style-name="T44_58">,<text:s/></text:span><text:span text:style-name="T44_59">we</text:span><text:span text:style-name="T44_60"><text:s/></text:span><text:span text:style-name="T44_61">now</text:span><text:span text:style-name="T44_62"><text:s/></text:span><text:span text:style-name="T44_63">suspect</text:span><text:span text:style-name="T44_64"><text:s/></text:span><text:span text:style-name="T44_65">that</text:span><text:span text:style-name="T44_66"><text:s/></text:span><text:span text:style-name="T44_67">our</text:span><text:span text:style-name="T44_68"><text:s/></text:span><text:span text:style-name="T44_69">local</text:span><text:span text:style-name="T44_70"><text:s/></text:span><text:span text:style-name="T44_71">area</text:span><text:span text:style-name="T44_72"><text:s/></text:span><text:span text:style-name="T44_73">network</text:span><text:span text:style-name="T44_74"><text:s/></text:span><text:span text:style-name="T44_75">might</text:span><text:span text:style-name="T44_76"><text:s/></text:span><text:span text:style-name="T44_77">be</text:span><text:span text:style-name="T44_78"><text:s/></text:span><text:span text:style-name="T44_79">working</text:span><text:span text:style-name="T44_80"><text:s/></text:span><text:span text:style-name="T44_81">fine</text:span><text:span text:style-name="T44_82">,<text:s/></text:span><text:span text:style-name="T44_83">but</text:span><text:span text:style-name="T44_84"><text:s/></text:span><text:span text:style-name="T44_85">that</text:span><text:span text:style-name="T44_86"><text:s/></text:span><text:span text:style-name="T44_87">there</text:span><text:span text:style-name="T44_88"><text:s/></text:span><text:span text:style-name="T44_89">might</text:span><text:span text:style-name="T44_90"><text:s/></text:span><text:span text:style-name="T44_91">be</text:span><text:span text:style-name="T44_92"><text:s/></text:span><text:span text:style-name="T44_93">a</text:span><text:span text:style-name="T44_94"><text:s/></text:span><text:span text:style-name="T44_95">problem</text:span><text:span text:style-name="T44_96"><text:s/></text:span><text:span text:style-name="T44_97">with</text:span><text:span text:style-name="T44_98"><text:s/></text:span><text:span text:style-name="T44_99">the</text:span><text:span text:style-name="T44_100"><text:s/></text:span><text:span text:style-name="T44_101">connection</text:span><text:span text:style-name="T44_102"><text:s/></text:span><text:span text:style-name="T44_103">of</text:span><text:span text:style-name="T44_104"><text:s/></text:span><text:span text:style-name="T44_105">our</text:span><text:span text:style-name="T44_106"><text:s/></text:span><text:span text:style-name="T44_107">router</text:span><text:span text:style-name="T44_108"><text:s/></text:span><text:span text:style-name="T44_109">to</text:span><text:span text:style-name="T44_110"><text:s/></text:span><text:span text:style-name="T44_111">the</text:span><text:span text:style-name="T44_112"><text:s/></text:span><text:span text:style-name="T44_113">Internet</text:span><text:span text:style-name="T44_114">.</text:span></text:p>
      <text:p text:style-name="P45"/>
      <text:p text:style-name="P46"><text:span text:style-name="T46_1">Besides</text:span><text:span text:style-name="T46_2"><text:s/></text:span><text:span text:style-name="T46_3">cases</text:span><text:span text:style-name="T46_4"><text:s/></text:span><text:span text:style-name="T46_5">with</text:span><text:span text:style-name="T46_6"><text:s/></text:span><text:span text:style-name="T46_7">either</text:span><text:span text:style-name="T46_8"><text:s/>100%<text:s/></text:span><text:span text:style-name="T46_9">success</text:span><text:span text:style-name="T46_10"><text:s/></text:span><text:span text:style-name="T46_11">and</text:span><text:span text:style-name="T46_12"><text:s/>100%<text:s/></text:span><text:span text:style-name="T46_13">failure</text:span><text:span text:style-name="T46_14">,<text:s/></text:span><text:span text:style-name="T46_15">there</text:span><text:span text:style-name="T46_16"><text:s/></text:span><text:span text:style-name="T46_17">can</text:span><text:span text:style-name="T46_18"><text:s/></text:span><text:span text:style-name="T46_19">be</text:span><text:span text:style-name="T46_20"><text:s/></text:span><text:span text:style-name="T46_21">situations</text:span><text:span text:style-name="T46_22"><text:s/></text:span><text:span text:style-name="T46_23">with</text:span><text:span text:style-name="T46_24"><text:s/></text:span><text:span text:style-name="T46_25">irregular</text:span><text:span text:style-name="T46_26"><text:s/></text:span><text:span text:style-name="T46_27">packet</text:span><text:span text:style-name="T46_28"><text:s/></text:span><text:span text:style-name="T46_29">loss</text:span><text:span text:style-name="T46_30">,<text:s/></text:span><text:span text:style-name="T46_31">which</text:span><text:span text:style-name="T46_32"><text:s/></text:span><text:span text:style-name="T46_33">might</text:span><text:span text:style-name="T46_34"><text:s/></text:span><text:span text:style-name="T46_35">be</text:span><text:span text:style-name="T46_36"><text:s/></text:span><text:span text:style-name="T46_37">caused</text:span><text:span text:style-name="T46_38"><text:s/></text:span><text:span text:style-name="T46_39">by</text:span><text:span text:style-name="T46_40"><text:s/></text:span><text:span text:style-name="T46_41">flaky</text:span><text:span text:style-name="T46_42"><text:s/></text:span><text:span text:style-name="T46_43">network</text:span><text:span text:style-name="T46_44"><text:s/></text:span><text:span text:style-name="T46_45">cables</text:span><text:span text:style-name="T46_46">,<text:s/></text:span><text:span text:style-name="T46_47">loose</text:span><text:span text:style-name="T46_48"><text:s/></text:span><text:span text:style-name="T46_49">connectors</text:span><text:span text:style-name="T46_50">,<text:s/></text:span><text:span text:style-name="T46_51">unstable</text:span><text:span text:style-name="T46_52"><text:s/></text:span><text:span text:style-name="T46_53">or</text:span><text:span text:style-name="T46_54"><text:s/></text:span><text:span text:style-name="T46_55">overloaded</text:span><text:span text:style-name="T46_56"><text:s/></text:span><text:span text:style-name="T46_57">gateways</text:span><text:span text:style-name="T46_58"><text:s/></text:span><text:span text:style-name="T46_59">in</text:span><text:span text:style-name="T46_60"><text:s/></text:span><text:span text:style-name="T46_61">the</text:span><text:span text:style-name="T46_62"><text:s/></text:span><text:span text:style-name="T46_63">network</text:span><text:span text:style-name="T46_64">.<text:s/></text:span><text:span text:style-name="T46_65">Even</text:span><text:span text:style-name="T46_66"><text:s/></text:span><text:span text:style-name="T46_67">without</text:span><text:span text:style-name="T46_68"><text:s/></text:span><text:span text:style-name="T46_69">or</text:span><text:span text:style-name="T46_70"><text:s/></text:span><text:span text:style-name="T46_71">with</text:span><text:span text:style-name="T46_72"><text:s/></text:span><text:span text:style-name="T46_73">low</text:span><text:span text:style-name="T46_74"><text:s/></text:span><text:span text:style-name="T46_75">packet</text:span><text:span text:style-name="T46_76"><text:s/></text:span><text:span text:style-name="T46_77">loss</text:span><text:span text:style-name="T46_78">,<text:s/></text:span><text:span text:style-name="T46_79">high</text:span><text:span text:style-name="T46_80"><text:s/></text:span><text:span text:style-name="T46_81">delays</text:span><text:span text:style-name="T46_82"><text:s/></text:span><text:span text:style-name="T46_83">or</text:span><text:span text:style-name="T46_84"><text:s/></text:span><text:span text:style-name="T46_85">high</text:span><text:span text:style-name="T46_86"><text:s/></text:span><text:span text:style-name="T46_87">variation</text:span><text:span text:style-name="T46_88"><text:s/></text:span><text:span text:style-name="T46_89">of</text:span><text:span text:style-name="T46_90"><text:s/></text:span><text:span text:style-name="T46_91">delay</text:span><text:span text:style-name="T46_92"><text:s/></text:span><text:span text:style-name="T46_93">might</text:span><text:span text:style-name="T46_94"><text:s/></text:span><text:span text:style-name="T46_95">degrade</text:span><text:span text:style-name="T46_96"><text:s/></text:span><text:span text:style-name="T46_97">the</text:span><text:span text:style-name="T46_98"><text:s/></text:span><text:span text:style-name="T46_99">performance</text:span><text:span text:style-name="T46_100"><text:s/></text:span><text:span text:style-name="T46_101">of</text:span><text:span text:style-name="T46_102"><text:s/></text:span><text:span text:style-name="T46_103">higher</text:span><text:span text:style-name="T46_104"><text:s/></text:span><text:span text:style-name="T46_105">level</text:span><text:span text:style-name="T46_106"><text:s/></text:span><text:span text:style-name="T46_107">protocols</text:span><text:span text:style-name="T46_108"><text:s/></text:span><text:span text:style-name="T46_109">like</text:span><text:span text:style-name="T46_110"><text:s/></text:span><text:span text:style-name="T46_111">http</text:span><text:span text:style-name="T46_112"><text:s/></text:span><text:span text:style-name="T46_113">or</text:span><text:span text:style-name="T46_114"><text:s/></text:span><text:span text:style-name="T46_115">ssh</text:span><text:span text:style-name="T46_116">.</text:span></text:p>
      <text:p text:style-name="P47"/>
      <text:p text:style-name="P48"><text:span text:style-name="T48_1">Like</text:span><text:span text:style-name="T48_2"><text:s/></text:span><text:span text:style-name="T48_3">any</text:span><text:span text:style-name="T48_4"><text:s/></text:span><text:span text:style-name="T48_5">proper</text:span><text:span text:style-name="T48_6"><text:s/></text:span><text:span text:style-name="T48_7">Internet</text:span><text:span text:style-name="T48_8"><text:s/></text:span><text:span text:style-name="T48_9">host</text:span><text:span text:style-name="T48_10">,<text:s/></text:span><text:span text:style-name="T48_11">the</text:span><text:span text:style-name="T48_12"><text:s/></text:span><text:span text:style-name="T48_13">Linux</text:span><text:span text:style-name="T48_14"><text:s/></text:span><text:span text:style-name="T48_15">kernel</text:span><text:span text:style-name="T48_16"><text:s/></text:span><text:span text:style-name="T48_17">in</text:span><text:span text:style-name="T48_18"><text:s/></text:span><text:span text:style-name="T48_19">our</text:span><text:span text:style-name="T48_20"><text:s/></text:span><text:span text:style-name="T48_21">own</text:span><text:span text:style-name="T48_22"><text:s/></text:span><text:span text:style-name="T48_23">Raspberry</text:span><text:span text:style-name="T48_24"><text:s/></text:span><text:span text:style-name="T48_25">Pi</text:span><text:span text:style-name="T48_26"><text:s/></text:span><text:span text:style-name="T48_27">contains</text:span><text:span text:style-name="T48_28"><text:s/></text:span><text:span text:style-name="T48_29">a</text:span><text:span text:style-name="T48_30"><text:s/></text:span><text:span text:style-name="T48_31">responder</text:span><text:span text:style-name="T48_32"><text:s/></text:span><text:span text:style-name="T48_33">for</text:span><text:span text:style-name="T48_34"><text:s/></text:span><text:span text:style-name="T48_35">ICMP</text:span><text:span text:style-name="T48_36"><text:s/></text:span><text:span text:style-name="T48_37">echo</text:span><text:span text:style-name="T48_38"><text:s/></text:span><text:span text:style-name="T48_39">requests</text:span><text:span text:style-name="T48_40"><text:s/></text:span><text:span text:style-name="T48_41">and</text:span><text:span text:style-name="T48_42"><text:s/></text:span><text:span text:style-name="T48_43">we</text:span><text:span text:style-name="T48_44"><text:s/></text:span><text:span text:style-name="T48_45">can</text:span><text:span text:style-name="T48_46"><text:s/></text:span><text:span text:style-name="T48_47">effectively</text:span><text:span text:style-name="T48_48"><text:s/></text:span><text:span text:style-name="T48_49">test</text:span><text:span text:style-name="T48_50"><text:s/></text:span><text:span text:style-name="T48_51">our</text:span><text:span text:style-name="T48_52"><text:s/></text:span><text:span text:style-name="T48_53">own</text:span><text:span text:style-name="T48_54"><text:s/></text:span><text:span text:style-name="T48_55">networking</text:span><text:span text:style-name="T48_56"><text:s/></text:span><text:span text:style-name="T48_57">stack</text:span><text:span text:style-name="T48_58"><text:s/></text:span><text:span text:style-name="T48_59">and</text:span><text:span text:style-name="T48_60"><text:s/></text:span><text:span text:style-name="T48_61">how</text:span><text:span text:style-name="T48_62"><text:s/></text:span><text:span text:style-name="T48_63">fast</text:span><text:span text:style-name="T48_64"><text:s/></text:span><text:span text:style-name="T48_65">the</text:span><text:span text:style-name="T48_66"><text:s/></text:span><text:span text:style-name="T48_67">our</text:span><text:span text:style-name="T48_68"><text:s/></text:span><text:span text:style-name="T48_69">kernel</text:span><text:span text:style-name="T48_70"><text:s/></text:span><text:span text:style-name="T48_71">can</text:span><text:span text:style-name="T48_72"><text:s/></text:span><text:span text:style-name="T48_73">process</text:span><text:span text:style-name="T48_74"><text:s/></text:span><text:span text:style-name="T48_75">small</text:span><text:span text:style-name="T48_76"><text:s/></text:span><text:span text:style-name="T48_77">packets</text:span><text:span text:style-name="T48_78">:</text:span></text:p>
      <text:p text:style-name="P49"/>
      <text:p text:style-name="P50"><text:span text:style-name="T50_1">pi</text:span><text:span text:style-name="T50_2">@</text:span><text:span text:style-name="T50_3">raspberrypi</text:span><text:span text:style-name="T50_4"><text:s/></text:span><text:span text:style-name="T50_5">~<text:s/>$</text:span><text:span text:style-name="T50_6"><text:s/></text:span><text:span text:style-name="T50_7">ping</text:span><text:span text:style-name="T50_8"><text:s/>-</text:span><text:span text:style-name="T50_9">c</text:span><text:span text:style-name="T50_10"><text:s/>5<text:s text:c="2"/></text:span><text:span text:style-name="T50_11">localhost</text:span></text:p>
      <text:p text:style-name="P51"><text:span text:style-name="T51_1">PING</text:span><text:span text:style-name="T51_2"><text:s/></text:span><text:span text:style-name="T51_3">localhost</text:span><text:span text:style-name="T51_4"><text:s/>(127.0.0.1)<text:s/>56(84)<text:s/></text:span><text:span text:style-name="T51_5">bytes</text:span><text:span text:style-name="T51_6"><text:s/></text:span><text:span text:style-name="T51_7">of</text:span><text:span text:style-name="T51_8"><text:s/></text:span><text:span text:style-name="T51_9">data</text:span><text:span text:style-name="T51_10">.</text:span></text:p>
      <text:p text:style-name="P52"><text:span text:style-name="T52_1">64<text:s/></text:span><text:span text:style-name="T52_2">bytes</text:span><text:span text:style-name="T52_3"><text:s/></text:span><text:span text:style-name="T52_4">from</text:span><text:span text:style-name="T52_5"><text:s/></text:span><text:span text:style-name="T52_6">localhost</text:span><text:span text:style-name="T52_7"><text:s/>(127.0.0.1):<text:s/></text:span><text:span text:style-name="T52_8">icmp</text:span><text:span text:style-name="T52_9">_</text:span><text:span text:style-name="T52_10">req</text:span><text:span text:style-name="T52_11">=1<text:s/></text:span><text:span text:style-name="T52_12">ttl</text:span><text:span text:style-name="T52_13">=64<text:s/></text:span><text:span text:style-name="T52_14">time</text:span><text:span text:style-name="T52_15">=0.153<text:s/></text:span><text:span text:style-name="T52_16">ms</text:span></text:p>
      <text:p text:style-name="P53"><text:span text:style-name="T53_1">64<text:s/></text:span><text:span text:style-name="T53_2">bytes</text:span><text:span text:style-name="T53_3"><text:s/></text:span><text:span text:style-name="T53_4">from</text:span><text:span text:style-name="T53_5"><text:s/></text:span><text:span text:style-name="T53_6">localhost</text:span><text:span text:style-name="T53_7"><text:s/>(127.0.0.1):<text:s/></text:span><text:span text:style-name="T53_8">icmp</text:span><text:span text:style-name="T53_9">_</text:span><text:span text:style-name="T53_10">req</text:span><text:span text:style-name="T53_11">=2<text:s/></text:span><text:span text:style-name="T53_12">ttl</text:span><text:span text:style-name="T53_13">=64<text:s/></text:span><text:span text:style-name="T53_14">time</text:span><text:span text:style-name="T53_15">=0.155<text:s/></text:span><text:span text:style-name="T53_16">ms</text:span></text:p>
      <text:p text:style-name="P54"><text:span text:style-name="T54_1">64<text:s/></text:span><text:span text:style-name="T54_2">bytes</text:span><text:span text:style-name="T54_3"><text:s/></text:span><text:span text:style-name="T54_4">from</text:span><text:span text:style-name="T54_5"><text:s/></text:span><text:span text:style-name="T54_6">localhost</text:span><text:span text:style-name="T54_7"><text:s/>(127.0.0.1):<text:s/></text:span><text:span text:style-name="T54_8">icmp</text:span><text:span text:style-name="T54_9">_</text:span><text:span text:style-name="T54_10">req</text:span><text:span text:style-name="T54_11">=3<text:s/></text:span><text:span text:style-name="T54_12">ttl</text:span><text:span text:style-name="T54_13">=64<text:s/></text:span><text:span text:style-name="T54_14">time</text:span><text:span text:style-name="T54_15">=0.163<text:s/></text:span><text:span text:style-name="T54_16">ms</text:span></text:p>
      <text:p text:style-name="P55"><text:span text:style-name="T55_1">64<text:s/></text:span><text:span text:style-name="T55_2">bytes</text:span><text:span text:style-name="T55_3"><text:s/></text:span><text:span text:style-name="T55_4">from</text:span><text:span text:style-name="T55_5"><text:s/></text:span><text:span text:style-name="T55_6">localhost</text:span><text:span text:style-name="T55_7"><text:s/>(127.0.0.1):<text:s/></text:span><text:span text:style-name="T55_8">icmp</text:span><text:span text:style-name="T55_9">_</text:span><text:span text:style-name="T55_10">req</text:span><text:span text:style-name="T55_11">=4<text:s/></text:span><text:span text:style-name="T55_12">ttl</text:span><text:span text:style-name="T55_13">=64<text:s/></text:span><text:span text:style-name="T55_14">time</text:span><text:span text:style-name="T55_15">=0.146<text:s/></text:span><text:span text:style-name="T55_16">ms</text:span></text:p>
      <text:p text:style-name="P56"><text:span text:style-name="T56_1">64<text:s/></text:span><text:span text:style-name="T56_2">bytes</text:span><text:span text:style-name="T56_3"><text:s/></text:span><text:span text:style-name="T56_4">from</text:span><text:span text:style-name="T56_5"><text:s/></text:span><text:span text:style-name="T56_6">localhost</text:span><text:span text:style-name="T56_7"><text:s/>(127.0.0.1):<text:s/></text:span><text:span text:style-name="T56_8">icmp</text:span><text:span text:style-name="T56_9">_</text:span><text:span text:style-name="T56_10">req</text:span><text:span text:style-name="T56_11">=5<text:s/></text:span><text:span text:style-name="T56_12">ttl</text:span><text:span text:style-name="T56_13">=64<text:s/></text:span><text:span text:style-name="T56_14">time</text:span><text:span text:style-name="T56_15">=0.201<text:s/></text:span><text:span text:style-name="T56_16">ms</text:span></text:p>
      <text:p text:style-name="P57"/>
      <text:p text:style-name="P58"><text:span text:style-name="T58_1">---<text:s/></text:span><text:span text:style-name="T58_2">localhost</text:span><text:span text:style-name="T58_3"><text:s/></text:span><text:span text:style-name="T58_4">ping</text:span><text:span text:style-name="T58_5"><text:s/></text:span><text:span text:style-name="T58_6">statistics</text:span><text:span text:style-name="T58_7"><text:s/>---</text:span></text:p>
      <text:p text:style-name="P59"><text:span text:style-name="T59_1">5<text:s/></text:span><text:span text:style-name="T59_2">packets</text:span><text:span text:style-name="T59_3"><text:s/></text:span><text:span text:style-name="T59_4">transmitted</text:span><text:span text:style-name="T59_5">,<text:s/>5<text:s/></text:span><text:span text:style-name="T59_6">received</text:span><text:span text:style-name="T59_7">,<text:s/>0%<text:s/></text:span><text:span text:style-name="T59_8">packet</text:span><text:span text:style-name="T59_9"><text:s/></text:span><text:span text:style-name="T59_10">loss</text:span><text:span text:style-name="T59_11">,<text:s/></text:span><text:span text:style-name="T59_12">time</text:span><text:span text:style-name="T59_13"><text:s/>4005</text:span><text:span text:style-name="T59_14">ms</text:span></text:p>
      <text:p text:style-name="P60"><text:span text:style-name="T60_1">rtt</text:span><text:span text:style-name="T60_2"><text:s/></text:span><text:span text:style-name="T60_3">min</text:span><text:span text:style-name="T60_4">/</text:span><text:span text:style-name="T60_5">avg</text:span><text:span text:style-name="T60_6">/</text:span><text:span text:style-name="T60_7">max</text:span><text:span text:style-name="T60_8">/</text:span><text:span text:style-name="T60_9">mdev</text:span><text:span text:style-name="T60_10"><text:s/>=<text:s/>0.146/0.163/0.201/0.024<text:s/></text:span><text:span text:style-name="T60_11">ms</text:span></text:p>
      <text:p text:style-name="P61"/>
      <text:p text:style-name="P62"><text:span text:style-name="T62_1">While</text:span><text:span text:style-name="T62_2"><text:s/></text:span><text:span text:style-name="T62_3">ping</text:span><text:span text:style-name="T62_4"><text:s/></text:span><text:span text:style-name="T62_5">is</text:span><text:span text:style-name="T62_6"><text:s/></text:span><text:span text:style-name="T62_7">a</text:span><text:span text:style-name="T62_8"><text:s/></text:span><text:span text:style-name="T62_9">quick</text:span><text:span text:style-name="T62_10"><text:s/></text:span><text:span text:style-name="T62_11">and</text:span><text:span text:style-name="T62_12"><text:s/></text:span><text:span text:style-name="T62_13">easy</text:span><text:span text:style-name="T62_14"><text:s/></text:span><text:span text:style-name="T62_15">way</text:span><text:span text:style-name="T62_16"><text:s/></text:span><text:span text:style-name="T62_17">to</text:span><text:span text:style-name="T62_18"><text:s/></text:span><text:span text:style-name="T62_19">determine</text:span><text:span text:style-name="T62_20"><text:s/></text:span><text:span text:style-name="T62_21">if</text:span><text:span text:style-name="T62_22"><text:s/></text:span><text:span text:style-name="T62_23">we</text:span><text:span text:style-name="T62_24"><text:s/></text:span><text:span text:style-name="T62_25">can</text:span><text:span text:style-name="T62_26"><text:s/></text:span><text:span text:style-name="T62_27">reach</text:span><text:span text:style-name="T62_28"><text:s/></text:span><text:span text:style-name="T62_29">a</text:span><text:span text:style-name="T62_30"><text:s/></text:span><text:span text:style-name="T62_31">destination</text:span><text:span text:style-name="T62_32"><text:s/></text:span><text:span text:style-name="T62_33">or</text:span><text:span text:style-name="T62_34"><text:s/></text:span><text:span text:style-name="T62_35">not</text:span><text:span text:style-name="T62_36">,<text:s/></text:span><text:span text:style-name="T62_37">traceroute</text:span><text:span text:style-name="T62_38"><text:s/></text:span><text:span text:style-name="T62_39">allows</text:span><text:span text:style-name="T62_40"><text:s/></text:span><text:span text:style-name="T62_41">us</text:span><text:span text:style-name="T62_42"><text:s/></text:span><text:span text:style-name="T62_43">to</text:span><text:span text:style-name="T62_44"><text:s/></text:span><text:span text:style-name="T62_45">find</text:span><text:span text:style-name="T62_46"><text:s/></text:span><text:span text:style-name="T62_47">out</text:span><text:span text:style-name="T62_48"><text:s/></text:span><text:span text:style-name="T62_49">more</text:span><text:span text:style-name="T62_50"><text:s/></text:span><text:span text:style-name="T62_51">about</text:span><text:span text:style-name="T62_52"><text:s/></text:span><text:span text:style-name="T62_53">each</text:span><text:span text:style-name="T62_54"><text:s/></text:span><text:span text:style-name="T62_55">hop</text:span><text:span text:style-name="T62_56"><text:s/></text:span><text:span text:style-name="T62_57">our</text:span><text:span text:style-name="T62_58"><text:s/></text:span><text:span text:style-name="T62_59">traffic</text:span><text:span text:style-name="T62_60"><text:s/></text:span><text:span text:style-name="T62_61">is</text:span><text:span text:style-name="T62_62"><text:s/></text:span><text:span text:style-name="T62_63">taking</text:span><text:span text:style-name="T62_64"><text:s/></text:span><text:span text:style-name="T62_65">towards</text:span><text:span text:style-name="T62_66"><text:s/></text:span><text:span text:style-name="T62_67">the</text:span><text:span text:style-name="T62_68"><text:s/></text:span><text:span text:style-name="T62_69">destination</text:span><text:span text:style-name="T62_70">.<text:s/></text:span><text:span text:style-name="T62_71">For</text:span><text:span text:style-name="T62_72"><text:s/></text:span><text:span text:style-name="T62_73">example</text:span><text:span text:style-name="T62_74">,<text:s/></text:span><text:span text:style-name="T62_75">in</text:span><text:span text:style-name="T62_76"><text:s/></text:span><text:span text:style-name="T62_77">the</text:span><text:span text:style-name="T62_78"><text:s/></text:span><text:span text:style-name="T62_79">situation</text:span><text:span text:style-name="T62_80"><text:s/></text:span><text:span text:style-name="T62_81">above</text:span><text:span text:style-name="T62_82">,<text:s/></text:span><text:span text:style-name="T62_83">we</text:span><text:span text:style-name="T62_84"><text:s/></text:span><text:span text:style-name="T62_85">can</text:span><text:span text:style-name="T62_86"><text:s/></text:span><text:span text:style-name="T62_87">use</text:span><text:span text:style-name="T62_88"><text:s/></text:span><text:span text:style-name="T62_89">traceroute</text:span><text:span text:style-name="T62_90"><text:s/></text:span><text:span text:style-name="T62_91">to</text:span><text:span text:style-name="T62_92"><text:s/></text:span><text:span text:style-name="T62_93">see</text:span><text:span text:style-name="T62_94"><text:s/></text:span><text:span text:style-name="T62_95">where</text:span><text:span text:style-name="T62_96"><text:s/></text:span><text:span text:style-name="T62_97">exactly</text:span><text:span text:style-name="T62_98"><text:s/></text:span><text:span text:style-name="T62_99">the</text:span><text:span text:style-name="T62_100"><text:s/></text:span><text:span text:style-name="T62_101">traffic</text:span><text:span text:style-name="T62_102"><text:s/></text:span><text:span text:style-name="T62_103">stops</text:span><text:span text:style-name="T62_104"><text:s/></text:span><text:span text:style-name="T62_105">going</text:span><text:span text:style-name="T62_106"><text:s/></text:span><text:span text:style-name="T62_107">through</text:span><text:span text:style-name="T62_108"><text:s/></text:span><text:span text:style-name="T62_109">and</text:span><text:span text:style-name="T62_110"><text:s/></text:span><text:span text:style-name="T62_111">where</text:span><text:span text:style-name="T62_112"><text:s/></text:span><text:span text:style-name="T62_113">the</text:span><text:span text:style-name="T62_114"><text:s/></text:span><text:span text:style-name="T62_115">problem</text:span><text:span text:style-name="T62_116"><text:s/></text:span><text:span text:style-name="T62_117">might</text:span><text:span text:style-name="T62_118"><text:s/></text:span><text:span text:style-name="T62_119">be</text:span><text:span text:style-name="T62_120">:</text:span></text:p>
      <text:p text:style-name="P63"/>
      <text:p text:style-name="P64"><text:span text:style-name="T64_1">pi</text:span><text:span text:style-name="T64_2">@</text:span><text:span text:style-name="T64_3">raspberrypi</text:span><text:span text:style-name="T64_4"><text:s/></text:span><text:span text:style-name="T64_5">~<text:s/>$</text:span><text:span text:style-name="T64_6"><text:s/></text:span><text:span text:style-name="T64_7">traceroute</text:span><text:span text:style-name="T64_8"><text:s/>8.8.8.8</text:span></text:p>
      <text:p text:style-name="P65"><text:span text:style-name="T65_1">traceroute</text:span><text:span text:style-name="T65_2"><text:s/></text:span><text:span text:style-name="T65_3">to</text:span><text:span text:style-name="T65_4"><text:s/>8.8.8.9<text:s/>(8.8.8.8),<text:s/>30<text:s/></text:span><text:span text:style-name="T65_5">hops</text:span><text:span text:style-name="T65_6"><text:s/></text:span><text:span text:style-name="T65_7">max</text:span><text:span text:style-name="T65_8">,<text:s/>60<text:s/></text:span><text:span text:style-name="T65_9">byte</text:span><text:span text:style-name="T65_10"><text:s/></text:span><text:span text:style-name="T65_11">packets</text:span></text:p>
      <text:p text:style-name="P66"><text:span text:style-name="T66_1"><text:s/>1<text:s text:c="2"/>192.168.1.1<text:s/>(192.168.1.1)<text:s text:c="2"/>0.885<text:s/></text:span><text:span text:style-name="T66_2">ms</text:span><text:span text:style-name="T66_3"><text:s text:c="2"/>0.800<text:s/></text:span><text:span text:style-name="T66_4">ms</text:span><text:span text:style-name="T66_5"><text:s text:c="2"/>0.838<text:s/></text:span><text:span text:style-name="T66_6">ms</text:span></text:p>
      <text:p text:style-name="P67"><text:span text:style-name="T67_1"><text:s/>2<text:s text:c="2"/>*<text:s/>*<text:s/>*</text:span></text:p>
      <text:p text:style-name="P68"><text:span text:style-name="T68_1"><text:s/>3<text:s text:c="2"/>46.140.4.109<text:s/>(46.140.4.109)<text:s text:c="2"/>35.432<text:s/></text:span><text:span text:style-name="T68_2">ms</text:span><text:span text:style-name="T68_3"><text:s text:c="2"/>35.328<text:s/></text:span><text:span text:style-name="T68_4">ms</text:span><text:span text:style-name="T68_5"><text:s text:c="2"/>35.082<text:s/></text:span><text:span text:style-name="T68_6">ms</text:span></text:p>
      <text:p text:style-name="P69"><text:span text:style-name="T69_1"><text:s/>4<text:s text:c="2"/>84.116.200.241<text:s/>(84.116.200.241)<text:s text:c="2"/>34.854<text:s/></text:span><text:span text:style-name="T69_2">ms</text:span><text:span text:style-name="T69_3"><text:s text:c="2"/>34.642<text:s/></text:span><text:span text:style-name="T69_4">ms</text:span><text:span text:style-name="T69_5"><text:s text:c="2"/>34.429<text:s/></text:span><text:span text:style-name="T69_6">ms</text:span></text:p>
      <text:p text:style-name="P70"><text:span text:style-name="T70_1"><text:s/>5<text:s text:c="2"/></text:span><text:span text:style-name="T70_2">ch</text:span><text:span text:style-name="T70_3">-</text:span><text:span text:style-name="T70_4">zrh</text:span><text:span text:style-name="T70_5">01</text:span><text:span text:style-name="T70_6">b</text:span><text:span text:style-name="T70_7">-</text:span><text:span text:style-name="T70_8">ra</text:span><text:span text:style-name="T70_9">1-</text:span><text:span text:style-name="T70_10">ae</text:span><text:span text:style-name="T70_11">-1.</text:span><text:span text:style-name="T70_12">aorta</text:span><text:span text:style-name="T70_13">.</text:span><text:span text:style-name="T70_14">net</text:span><text:span text:style-name="T70_15"><text:s/>(84.116.134.142)<text:s text:c="2"/>33.977<text:s/></text:span><text:span text:style-name="T70_16">ms</text:span><text:span text:style-name="T70_17"><text:s text:c="2"/>33.460<text:s/></text:span><text:span text:style-name="T70_18">ms</text:span><text:span text:style-name="T70_19"><text:s text:c="2"/>33.244<text:s/></text:span><text:span text:style-name="T70_20">ms</text:span></text:p>
      <text:p text:style-name="P71"><text:span text:style-name="T71_1"><text:s/>6<text:s text:c="2"/>*<text:s/>*<text:s/>*</text:span></text:p>
      <text:p text:style-name="P72"><text:span text:style-name="T72_1"><text:s/>7<text:s text:c="2"/>*<text:s/>*<text:s/>*</text:span></text:p>
      <text:p text:style-name="P73"><text:span text:style-name="T73_1"><text:s/>8<text:s text:c="2"/>*<text:s/>*<text:s/>*</text:span></text:p>
      <text:p text:style-name="P74"><text:span text:style-name="T74_1"><text:s/>9<text:s text:c="2"/>*<text:s/>*<text:s/>*</text:span></text:p>
      <text:p text:style-name="P75"><text:span text:style-name="T75_1">10<text:s text:c="2"/>*<text:s/>*<text:s/>*</text:span></text:p>
      <text:p text:style-name="P76"><text:span text:style-name="T76_1">11<text:s text:c="2"/>*<text:s/>*<text:s/>*</text:span></text:p>
      <text:p text:style-name="P77"><text:span text:style-name="T77_1">12<text:s text:c="2"/>*<text:s/>*<text:s/>*</text:span></text:p>
      <text:p text:style-name="P78"><text:span text:style-name="T78_1">13<text:s text:c="2"/>*<text:s/>*<text:s/>*</text:span></text:p>
      <text:p text:style-name="P79"><text:span text:style-name="T79_1">14<text:s text:c="2"/>*<text:s/>*<text:s/>*</text:span></text:p>
      <text:p text:style-name="P80"><text:span text:style-name="T80_1">15<text:s text:c="2"/>*<text:s/>*<text:s/>*</text:span></text:p>
      <text:p text:style-name="P81"/>
      <text:p text:style-name="P82"><text:span text:style-name="T82_1">Which</text:span><text:span text:style-name="T82_2"><text:s/></text:span><text:span text:style-name="T82_3">appears</text:span><text:span text:style-name="T82_4"><text:s/></text:span><text:span text:style-name="T82_5">to</text:span><text:span text:style-name="T82_6"><text:s/></text:span><text:span text:style-name="T82_7">be</text:span><text:span text:style-name="T82_8"><text:s/></text:span><text:span text:style-name="T82_9">a</text:span><text:span text:style-name="T82_10"><text:s/></text:span><text:span text:style-name="T82_11">problem</text:span><text:span text:style-name="T82_12"><text:s/></text:span><text:span text:style-name="T82_13">a</text:span><text:span text:style-name="T82_14"><text:s/></text:span><text:span text:style-name="T82_15">few</text:span><text:span text:style-name="T82_16"><text:s/></text:span><text:span text:style-name="T82_17">hops</text:span><text:span text:style-name="T82_18"><text:s/></text:span><text:span text:style-name="T82_19">away</text:span><text:span text:style-name="T82_20"><text:s/></text:span><text:span text:style-name="T82_21">from</text:span><text:span text:style-name="T82_22"><text:s/></text:span><text:span text:style-name="T82_23">our</text:span><text:span text:style-name="T82_24"><text:s/></text:span><text:span text:style-name="T82_25">Internet</text:span><text:span text:style-name="T82_26"><text:s/></text:span><text:span text:style-name="T82_27">connection</text:span><text:span text:style-name="T82_28"><text:s/></text:span><text:span text:style-name="T82_29">itself</text:span><text:span text:style-name="T82_30">.<text:s/></text:span><text:span text:style-name="T82_31">And</text:span><text:span text:style-name="T82_32"><text:s/></text:span><text:span text:style-name="T82_33">indeed</text:span><text:span text:style-name="T82_34">,<text:s/></text:span><text:span text:style-name="T82_35">a</text:span><text:span text:style-name="T82_36"><text:s/></text:span><text:span text:style-name="T82_37">few</text:span><text:span text:style-name="T82_38"><text:s/></text:span><text:span text:style-name="T82_39">moments</text:span><text:span text:style-name="T82_40"><text:s/></text:span><text:span text:style-name="T82_41">later</text:span><text:span text:style-name="T82_42">,<text:s/></text:span><text:span text:style-name="T82_43">the</text:span><text:span text:style-name="T82_44"><text:s/></text:span><text:span text:style-name="T82_45">service</text:span><text:span text:style-name="T82_46"><text:s/></text:span><text:span text:style-name="T82_47">is</text:span><text:span text:style-name="T82_48"><text:s/></text:span><text:span text:style-name="T82_49">restored</text:span><text:span text:style-name="T82_50"><text:s/></text:span><text:span text:style-name="T82_51">and</text:span><text:span text:style-name="T82_52"><text:s/></text:span><text:span text:style-name="T82_53">we</text:span><text:span text:style-name="T82_54"><text:s/></text:span><text:span text:style-name="T82_55">can</text:span><text:span text:style-name="T82_56"><text:s/></text:span><text:span text:style-name="T82_57">now</text:span><text:span text:style-name="T82_58"><text:s/></text:span><text:span text:style-name="T82_59">again</text:span><text:span text:style-name="T82_60"><text:s/></text:span><text:span text:style-name="T82_61">successfully</text:span><text:span text:style-name="T82_62"><text:s/></text:span><text:span text:style-name="T82_63">reach</text:span><text:span text:style-name="T82_64"><text:s/></text:span><text:span text:style-name="T82_65">the</text:span><text:span text:style-name="T82_66"><text:s/></text:span><text:span text:style-name="T82_67">destination</text:span><text:span text:style-name="T82_68">:</text:span></text:p>
      <text:p text:style-name="P83"/>
      <text:p text:style-name="P84"><text:span text:style-name="T84_1">pi</text:span><text:span text:style-name="T84_2">@</text:span><text:span text:style-name="T84_3">raspberrypi</text:span><text:span text:style-name="T84_4"><text:s/></text:span><text:span text:style-name="T84_5">~<text:s/>$</text:span><text:span text:style-name="T84_6"><text:s/></text:span><text:span text:style-name="T84_7">traceroute</text:span><text:span text:style-name="T84_8"><text:s/>8.8.8.8</text:span></text:p>
      <text:p text:style-name="P85"><text:span text:style-name="T85_1">traceroute</text:span><text:span text:style-name="T85_2"><text:s/></text:span><text:span text:style-name="T85_3">to</text:span><text:span text:style-name="T85_4"><text:s/>8.8.8.8<text:s/>(8.8.8.8),<text:s/>30<text:s/></text:span><text:span text:style-name="T85_5">hops</text:span><text:span text:style-name="T85_6"><text:s/></text:span><text:span text:style-name="T85_7">max</text:span><text:span text:style-name="T85_8">,<text:s/>60<text:s/></text:span><text:span text:style-name="T85_9">byte</text:span><text:span text:style-name="T85_10"><text:s/></text:span><text:span text:style-name="T85_11">packets</text:span></text:p>
      <text:p text:style-name="P86"><text:span text:style-name="T86_1"><text:s/>1<text:s text:c="2"/>192.168.1.1<text:s/>(192.168.1.1)<text:s text:c="2"/>0.965<text:s/></text:span><text:span text:style-name="T86_2">ms</text:span><text:span text:style-name="T86_3"><text:s text:c="2"/>0.906<text:s/></text:span><text:span text:style-name="T86_4">ms</text:span><text:span text:style-name="T86_5"><text:s text:c="2"/>1.072<text:s/></text:span><text:span text:style-name="T86_6">ms</text:span></text:p>
      <text:p text:style-name="P87"><text:span text:style-name="T87_1"><text:s/>2<text:s text:c="2"/>*<text:s/>*<text:s/>*</text:span></text:p>
      <text:p text:style-name="P88"><text:span text:style-name="T88_1"><text:s/>3<text:s text:c="2"/>46.140.4.109<text:s/>(46.140.4.109)<text:s text:c="2"/>11.581<text:s/></text:span><text:span text:style-name="T88_2">ms</text:span><text:span text:style-name="T88_3"><text:s text:c="2"/>17.977<text:s/></text:span><text:span text:style-name="T88_4">ms</text:span><text:span text:style-name="T88_5"><text:s text:c="2"/>17.604<text:s/></text:span><text:span text:style-name="T88_6">ms</text:span></text:p>
      <text:p text:style-name="P89"><text:span text:style-name="T89_1"><text:s/>4<text:s text:c="2"/>84.116.200.241<text:s/>(84.116.200.241)<text:s text:c="2"/>20.844<text:s/></text:span><text:span text:style-name="T89_2">ms</text:span><text:span text:style-name="T89_3"><text:s text:c="2"/>20.765<text:s/></text:span><text:span text:style-name="T89_4">ms</text:span><text:span text:style-name="T89_5"><text:s text:c="2"/>20.367<text:s/></text:span><text:span text:style-name="T89_6">ms</text:span></text:p>
      <text:p text:style-name="P90"><text:span text:style-name="T90_1"><text:s/>5<text:s text:c="2"/></text:span><text:span text:style-name="T90_2">ch</text:span><text:span text:style-name="T90_3">-</text:span><text:span text:style-name="T90_4">zrh</text:span><text:span text:style-name="T90_5">01</text:span><text:span text:style-name="T90_6">b</text:span><text:span text:style-name="T90_7">-</text:span><text:span text:style-name="T90_8">ra</text:span><text:span text:style-name="T90_9">1-</text:span><text:span text:style-name="T90_10">ae</text:span><text:span text:style-name="T90_11">-1.</text:span><text:span text:style-name="T90_12">aorta</text:span><text:span text:style-name="T90_13">.</text:span><text:span text:style-name="T90_14">net</text:span><text:span text:style-name="T90_15"><text:s/>(84.116.134.142)<text:s text:c="2"/>15.715<text:s/></text:span><text:span text:style-name="T90_16">ms</text:span><text:span text:style-name="T90_17"><text:s text:c="2"/>15.642<text:s/></text:span><text:span text:style-name="T90_18">ms</text:span><text:span text:style-name="T90_19"><text:s text:c="2"/>15.240<text:s/></text:span><text:span text:style-name="T90_20">ms</text:span></text:p>
      <text:p text:style-name="P91"><text:span text:style-name="T91_1"><text:s/>6<text:s text:c="2"/>74.125.49.101<text:s/>(74.125.49.101)<text:s text:c="2"/>20.088<text:s/></text:span><text:span text:style-name="T91_2">ms</text:span><text:span text:style-name="T91_3"><text:s text:c="2"/>13.548<text:s/></text:span><text:span text:style-name="T91_4">ms</text:span><text:span text:style-name="T91_5"><text:s/>72.14.212.210<text:s/>(72.14.212.210)<text:s text:c="2"/>13.250<text:s/></text:span><text:span text:style-name="T91_6">ms</text:span></text:p>
      <text:p text:style-name="P92"><text:span text:style-name="T92_1"><text:s/>7<text:s text:c="2"/>66.249.94.52<text:s/>(66.249.94.52)<text:s text:c="2"/>18.371<text:s/></text:span><text:span text:style-name="T92_2">ms</text:span><text:span text:style-name="T92_3"><text:s/>72.14.232.120<text:s/>(72.14.232.120)<text:s text:c="2"/>21.770<text:s/></text:span><text:span text:style-name="T92_4">ms</text:span><text:span text:style-name="T92_5"><text:s/>66.249.94.52<text:s/>(66.249.94.52)<text:s text:c="2"/>20.267<text:s/></text:span><text:span text:style-name="T92_6">ms</text:span></text:p>
      <text:p text:style-name="P93"><text:span text:style-name="T93_1"><text:s/>8<text:s text:c="2"/>209.85.251.248<text:s/>(209.85.251.248)<text:s text:c="2"/>20.250<text:s/></text:span><text:span text:style-name="T93_2">ms</text:span><text:span text:style-name="T93_3"><text:s/>209.85.251.180<text:s/>(209.85.251.180)<text:s text:c="2"/>20.315<text:s/></text:span><text:span text:style-name="T93_4">ms</text:span><text:span text:style-name="T93_5"><text:s/>209.85.251.248<text:s/>(209.85.251.248)<text:s text:c="2"/>19.785<text:s/></text:span><text:span text:style-name="T93_6">ms</text:span></text:p>
      <text:p text:style-name="P94"><text:span text:style-name="T94_1"><text:s/>9<text:s text:c="2"/>209.85.254.118<text:s/>(209.85.254.118)<text:s text:c="2"/>20.204<text:s/></text:span><text:span text:style-name="T94_2">ms</text:span><text:span text:style-name="T94_3"><text:s/>209.85.254.112<text:s/>(209.85.254.112)<text:s text:c="2"/>31.628<text:s/></text:span><text:span text:style-name="T94_4">ms</text:span><text:span text:style-name="T94_5"><text:s/>209.85.254.116<text:s/>(209.85.254.116)<text:s text:c="2"/>19.167<text:s/></text:span><text:span text:style-name="T94_6">ms</text:span></text:p>
      <text:p text:style-name="P95"><text:span text:style-name="T95_1">10<text:s text:c="2"/>*<text:s/>*<text:s/>*</text:span></text:p>
      <text:p text:style-name="P96"><text:span text:style-name="T96_1">11<text:s text:c="2"/></text:span><text:span text:style-name="T96_2">google</text:span><text:span text:style-name="T96_3">-</text:span><text:span text:style-name="T96_4">public</text:span><text:span text:style-name="T96_5">-</text:span><text:span text:style-name="T96_6">dns</text:span><text:span text:style-name="T96_7">-</text:span><text:span text:style-name="T96_8">a</text:span><text:span text:style-name="T96_9">.</text:span><text:span text:style-name="T96_10">google</text:span><text:span text:style-name="T96_11">.</text:span><text:span text:style-name="T96_12">com</text:span><text:span text:style-name="T96_13"><text:s/>(8.8.8.8)<text:s text:c="2"/>19.840<text:s/></text:span><text:span text:style-name="T96_14">ms</text:span><text:span text:style-name="T96_15"><text:s text:c="2"/>19.633<text:s/></text:span><text:span text:style-name="T96_16">ms</text:span><text:span text:style-name="T96_17"><text:s text:c="2"/>19.524<text:s/></text:span><text:span text:style-name="T96_18">ms</text:span></text:p>
      <text:p text:style-name="P97"/>
      <text:p text:style-name="P98"><text:span text:style-name="T98_1">The</text:span><text:span text:style-name="T98_2"><text:s/></text:span><text:span text:style-name="T98_3">traceroute</text:span><text:span text:style-name="T98_4"><text:s/></text:span><text:span text:style-name="T98_5">command</text:span><text:span text:style-name="T98_6"><text:s/></text:span><text:span text:style-name="T98_7">shows</text:span><text:span text:style-name="T98_8"><text:s/></text:span><text:span text:style-name="T98_9">addresses</text:span><text:span text:style-name="T98_10"><text:s/></text:span><text:span text:style-name="T98_11">and</text:span><text:span text:style-name="T98_12"><text:s/></text:span><text:span text:style-name="T98_13">hostnames</text:span><text:span text:style-name="T98_14"><text:s/></text:span><text:span text:style-name="T98_15">of</text:span><text:span text:style-name="T98_16"><text:s/></text:span><text:span text:style-name="T98_17">all</text:span><text:span text:style-name="T98_18"><text:s/></text:span><text:span text:style-name="T98_19">the</text:span><text:span text:style-name="T98_20"><text:s/></text:span><text:span text:style-name="T98_21">router</text:span><text:span text:style-name="T98_22"><text:s/></text:span><text:span text:style-name="T98_23">nodes</text:span><text:span text:style-name="T98_24"><text:s/></text:span><text:span text:style-name="T98_25">which</text:span><text:span text:style-name="T98_26"><text:s/></text:span><text:span text:style-name="T98_27">packets</text:span><text:span text:style-name="T98_28"><text:s/></text:span><text:span text:style-name="T98_29">are</text:span><text:span text:style-name="T98_30"><text:s/></text:span><text:span text:style-name="T98_31">going</text:span><text:span text:style-name="T98_32"><text:s/></text:span><text:span text:style-name="T98_33">through</text:span><text:span text:style-name="T98_34"><text:s/></text:span><text:span text:style-name="T98_35">from</text:span><text:span text:style-name="T98_36"><text:s/></text:span><text:span text:style-name="T98_37">our</text:span><text:span text:style-name="T98_38"><text:s/></text:span><text:span text:style-name="T98_39">Raspberry</text:span><text:span text:style-name="T98_40"><text:s/></text:span><text:span text:style-name="T98_41">Pi</text:span><text:span text:style-name="T98_42"><text:s/></text:span><text:span text:style-name="T98_43">to</text:span><text:span text:style-name="T98_44"><text:s/></text:span><text:span text:style-name="T98_45">the</text:span><text:span text:style-name="T98_46"><text:s/></text:span><text:span text:style-name="T98_47">destination</text:span><text:span text:style-name="T98_48">.<text:s/></text:span><text:span text:style-name="T98_49">For</text:span><text:span text:style-name="T98_50"><text:s/></text:span><text:span text:style-name="T98_51">that</text:span><text:span text:style-name="T98_52">,<text:s/></text:span><text:span text:style-name="T98_53">traceroute</text:span><text:span text:style-name="T98_54"><text:s/></text:span><text:span text:style-name="T98_55">takes</text:span><text:span text:style-name="T98_56"><text:s/></text:span><text:span text:style-name="T98_57">advantage</text:span><text:span text:style-name="T98_58"><text:s/></text:span><text:span text:style-name="T98_59">of</text:span><text:span text:style-name="T98_60"><text:s/></text:span><text:span text:style-name="T98_61">another</text:span><text:span text:style-name="T98_62"><text:s/></text:span><text:span text:style-name="T98_63">ICMP</text:span><text:span text:style-name="T98_64"><text:s/></text:span><text:span text:style-name="T98_65">feature</text:span><text:span text:style-name="T98_66">,<text:s/></text:span><text:span text:style-name="T98_67">the</text:span><text:span text:style-name="T98_68"><text:s/></text:span><text:span text:style-name="T98_69">time</text:span><text:span text:style-name="T98_70">-</text:span><text:span text:style-name="T98_71">to</text:span><text:span text:style-name="T98_72">-</text:span><text:span text:style-name="T98_73">live</text:span><text:span text:style-name="T98_74"><text:s/></text:span><text:span text:style-name="T98_75">expiry</text:span><text:span text:style-name="T98_76"><text:s/></text:span><text:span text:style-name="T98_77">message</text:span><text:span text:style-name="T98_78">.<text:s/></text:span><text:span text:style-name="T98_79">All</text:span><text:span text:style-name="T98_80"><text:s/></text:span><text:span text:style-name="T98_81">packets</text:span><text:span text:style-name="T98_82"><text:s/></text:span><text:span text:style-name="T98_83">which</text:span><text:span text:style-name="T98_84"><text:s/></text:span><text:span text:style-name="T98_85">are</text:span><text:span text:style-name="T98_86"><text:s/></text:span><text:span text:style-name="T98_87">sent</text:span><text:span text:style-name="T98_88"><text:s/></text:span><text:span text:style-name="T98_89">through</text:span><text:span text:style-name="T98_90"><text:s/></text:span><text:span text:style-name="T98_91">the</text:span><text:span text:style-name="T98_92"><text:s/></text:span><text:span text:style-name="T98_93">Internet</text:span><text:span text:style-name="T98_94"><text:s/></text:span><text:span text:style-name="T98_95">have</text:span><text:span text:style-name="T98_96"><text:s/></text:span><text:span text:style-name="T98_97">a</text:span><text:span text:style-name="T98_98"><text:s/></text:span><text:span text:style-name="T98_99">limit</text:span><text:span text:style-name="T98_100"><text:s/></text:span><text:span text:style-name="T98_101">set</text:span><text:span text:style-name="T98_102"><text:s/></text:span><text:span text:style-name="T98_103">of</text:span><text:span text:style-name="T98_104"><text:s/></text:span><text:span text:style-name="T98_105">how</text:span><text:span text:style-name="T98_106"><text:s/></text:span><text:span text:style-name="T98_107">many</text:span><text:span text:style-name="T98_108"><text:s/></text:span><text:span text:style-name="T98_109">times</text:span><text:span text:style-name="T98_110"><text:s/></text:span><text:span text:style-name="T98_111">they</text:span><text:span text:style-name="T98_112"><text:s/></text:span><text:span text:style-name="T98_113">can</text:span><text:span text:style-name="T98_114"><text:s/></text:span><text:span text:style-name="T98_115">be</text:span><text:span text:style-name="T98_116"><text:s/></text:span><text:span text:style-name="T98_117">passed</text:span><text:span text:style-name="T98_118"><text:s/></text:span><text:span text:style-name="T98_119">on</text:span><text:span text:style-name="T98_120"><text:s/></text:span><text:span text:style-name="T98_121">by</text:span><text:span text:style-name="T98_122"><text:s/></text:span><text:span text:style-name="T98_123">routers</text:span><text:span text:style-name="T98_124"><text:s/></text:span><text:span text:style-name="T98_125">and</text:span><text:span text:style-name="T98_126"><text:s/></text:span><text:span text:style-name="T98_127">which</text:span><text:span text:style-name="T98_128"><text:s/></text:span><text:span text:style-name="T98_129">is</text:span><text:span text:style-name="T98_130"><text:s/></text:span><text:span text:style-name="T98_131">decremented</text:span><text:span text:style-name="T98_132"><text:s/></text:span><text:span text:style-name="T98_133">at</text:span><text:span text:style-name="T98_134"><text:s/></text:span><text:span text:style-name="T98_135">each</text:span><text:span text:style-name="T98_136"><text:s/></text:span><text:span text:style-name="T98_137">hop</text:span><text:span text:style-name="T98_138"><text:s/></text:span><text:span text:style-name="T98_139">to</text:span><text:span text:style-name="T98_140"><text:s/></text:span><text:span text:style-name="T98_141">prevent</text:span><text:span text:style-name="T98_142"><text:s/></text:span><text:span text:style-name="T98_143">packets</text:span><text:span text:style-name="T98_144"><text:s/></text:span><text:span text:style-name="T98_145">going</text:span><text:span text:style-name="T98_146"><text:s/></text:span><text:span text:style-name="T98_147">around</text:span><text:span text:style-name="T98_148"><text:s/></text:span><text:span text:style-name="T98_149">forever</text:span><text:span text:style-name="T98_150"><text:s/></text:span><text:span text:style-name="T98_151">if</text:span><text:span text:style-name="T98_152"><text:s/></text:span><text:span text:style-name="T98_153">they</text:span><text:span text:style-name="T98_154"><text:s/></text:span><text:span text:style-name="T98_155">can</text:span><text:span text:style-name="T98_156">’</text:span><text:span text:style-name="T98_157">t</text:span><text:span text:style-name="T98_158"><text:s/></text:span><text:span text:style-name="T98_159">find</text:span><text:span text:style-name="T98_160"><text:s/></text:span><text:span text:style-name="T98_161">their</text:span><text:span text:style-name="T98_162"><text:s/></text:span><text:span text:style-name="T98_163">destination</text:span><text:span text:style-name="T98_164">.<text:s/></text:span><text:span text:style-name="T98_165">When</text:span><text:span text:style-name="T98_166"><text:s/></text:span><text:span text:style-name="T98_167">a</text:span><text:span text:style-name="T98_168"><text:s/></text:span><text:span text:style-name="T98_169">pack</text:span><text:span text:style-name="T98_170"><text:s/></text:span><text:span text:style-name="T98_171">is</text:span><text:span text:style-name="T98_172"><text:s/></text:span><text:span text:style-name="T98_173">discarded</text:span><text:span text:style-name="T98_174"><text:s/></text:span><text:span text:style-name="T98_175">in</text:span><text:span text:style-name="T98_176"><text:s/></text:span><text:span text:style-name="T98_177">the</text:span><text:span text:style-name="T98_178"><text:s/></text:span><text:span text:style-name="T98_179">network</text:span><text:span text:style-name="T98_180">,<text:s/></text:span><text:span text:style-name="T98_181">the</text:span><text:span text:style-name="T98_182"><text:s/></text:span><text:span text:style-name="T98_183">router</text:span><text:span text:style-name="T98_184"><text:s/></text:span><text:span text:style-name="T98_185">sends</text:span><text:span text:style-name="T98_186"><text:s/></text:span><text:span text:style-name="T98_187">out</text:span><text:span text:style-name="T98_188"><text:s/></text:span><text:span text:style-name="T98_189">an</text:span><text:span text:style-name="T98_190"><text:s/></text:span><text:span text:style-name="T98_191">ICMP</text:span><text:span text:style-name="T98_192"><text:s/></text:span><text:span text:style-name="T98_193">message</text:span><text:span text:style-name="T98_194"><text:s/></text:span><text:span text:style-name="T98_195">to</text:span><text:span text:style-name="T98_196"><text:s/></text:span><text:span text:style-name="T98_197">alert</text:span><text:span text:style-name="T98_198"><text:s/></text:span><text:span text:style-name="T98_199">the</text:span><text:span text:style-name="T98_200"><text:s/></text:span><text:span text:style-name="T98_201">sender</text:span><text:span text:style-name="T98_202"><text:s/></text:span><text:span text:style-name="T98_203">that</text:span><text:span text:style-name="T98_204"><text:s/></text:span><text:span text:style-name="T98_205">the</text:span><text:span text:style-name="T98_206"><text:s/></text:span><text:span text:style-name="T98_207">packet</text:span><text:span text:style-name="T98_208"><text:s/></text:span><text:span text:style-name="T98_209">has</text:span><text:span text:style-name="T98_210"><text:s/></text:span><text:span text:style-name="T98_211">been</text:span><text:span text:style-name="T98_212"><text:s/></text:span><text:span text:style-name="T98_213">discarded</text:span><text:span text:style-name="T98_214">.</text:span></text:p>
      <text:p text:style-name="P99"/>
      <text:p text:style-name="P100"><text:span text:style-name="T100_1">In</text:span><text:span text:style-name="T100_2"><text:s/></text:span><text:span text:style-name="T100_3">order</text:span><text:span text:style-name="T100_4"><text:s/></text:span><text:span text:style-name="T100_5">to</text:span><text:span text:style-name="T100_6"><text:s/></text:span><text:span text:style-name="T100_7">discover</text:span><text:span text:style-name="T100_8"><text:s/></text:span><text:span text:style-name="T100_9">a</text:span><text:span text:style-name="T100_10"><text:s/></text:span><text:span text:style-name="T100_11">network</text:span><text:span text:style-name="T100_12"><text:s/></text:span><text:span text:style-name="T100_13">path</text:span><text:span text:style-name="T100_14">,<text:s/></text:span><text:span text:style-name="T100_15">traceroute</text:span><text:span text:style-name="T100_16"><text:s/></text:span><text:span text:style-name="T100_17">sends</text:span><text:span text:style-name="T100_18"><text:s/></text:span><text:span text:style-name="T100_19">out</text:span><text:span text:style-name="T100_20"><text:s/></text:span><text:span text:style-name="T100_21">a</text:span><text:span text:style-name="T100_22"><text:s/></text:span><text:span text:style-name="T100_23">series</text:span><text:span text:style-name="T100_24"><text:s/></text:span><text:span text:style-name="T100_25">of</text:span><text:span text:style-name="T100_26"><text:s/></text:span><text:span text:style-name="T100_27">packets</text:span><text:span text:style-name="T100_28"><text:s/>(</text:span><text:span text:style-name="T100_29">default</text:span><text:span text:style-name="T100_30"><text:s/>3)<text:s/></text:span><text:span text:style-name="T100_31">with</text:span><text:span text:style-name="T100_32"><text:s/></text:span><text:span text:style-name="T100_33">a</text:span><text:span text:style-name="T100_34"><text:s/></text:span><text:span text:style-name="T100_35">time</text:span><text:span text:style-name="T100_36">-</text:span><text:span text:style-name="T100_37">to</text:span><text:span text:style-name="T100_38">-</text:span><text:span text:style-name="T100_39">live</text:span><text:span text:style-name="T100_40"><text:s/></text:span><text:span text:style-name="T100_41">limited</text:span><text:span text:style-name="T100_42"><text:s/></text:span><text:span text:style-name="T100_43">to</text:span><text:span text:style-name="T100_44"><text:s/>1,<text:s/></text:span><text:span text:style-name="T100_45">just</text:span><text:span text:style-name="T100_46"><text:s/></text:span><text:span text:style-name="T100_47">to</text:span><text:span text:style-name="T100_48"><text:s/></text:span><text:span text:style-name="T100_49">see</text:span><text:span text:style-name="T100_50"><text:s/></text:span><text:span text:style-name="T100_51">who</text:span><text:span text:style-name="T100_52"><text:s/></text:span><text:span text:style-name="T100_53">will</text:span><text:span text:style-name="T100_54"><text:s/></text:span><text:span text:style-name="T100_55">send</text:span><text:span text:style-name="T100_56"><text:s/></text:span><text:span text:style-name="T100_57">back</text:span><text:span text:style-name="T100_58"><text:s/></text:span><text:span text:style-name="T100_59">an</text:span><text:span text:style-name="T100_60"><text:s/></text:span><text:span text:style-name="T100_61">ICMP</text:span><text:span text:style-name="T100_62"><text:s/></text:span><text:span text:style-name="T100_63">time</text:span><text:span text:style-name="T100_64"><text:s/></text:span><text:span text:style-name="T100_65">exceeded</text:span><text:span text:style-name="T100_66"><text:s/></text:span><text:span text:style-name="T100_67">message</text:span><text:span text:style-name="T100_68"><text:s/></text:span><text:span text:style-name="T100_69">and</text:span><text:span text:style-name="T100_70"><text:s/></text:span><text:span text:style-name="T100_71">then</text:span><text:span text:style-name="T100_72"><text:s/></text:span><text:span text:style-name="T100_73">repeats</text:span><text:span text:style-name="T100_74"><text:s/></text:span><text:span text:style-name="T100_75">this</text:span><text:span text:style-name="T100_76"><text:s/></text:span><text:span text:style-name="T100_77">process</text:span><text:span text:style-name="T100_78"><text:s/></text:span><text:span text:style-name="T100_79">with</text:span><text:span text:style-name="T100_80"><text:s/></text:span><text:span text:style-name="T100_81">increasing</text:span><text:span text:style-name="T100_82"><text:s/></text:span><text:span text:style-name="T100_83">time</text:span><text:span text:style-name="T100_84">-</text:span><text:span text:style-name="T100_85">to</text:span><text:span text:style-name="T100_86">-</text:span><text:span text:style-name="T100_87">live</text:span><text:span text:style-name="T100_88"><text:s/></text:span><text:span text:style-name="T100_89">values</text:span><text:span text:style-name="T100_90"><text:s/></text:span><text:span text:style-name="T100_91">until</text:span><text:span text:style-name="T100_92"><text:s/></text:span><text:span text:style-name="T100_93">it</text:span><text:span text:style-name="T100_94"><text:s/></text:span><text:span text:style-name="T100_95">reaches</text:span><text:span text:style-name="T100_96"><text:s/></text:span><text:span text:style-name="T100_97">the</text:span><text:span text:style-name="T100_98"><text:s/></text:span><text:span text:style-name="T100_99">destination</text:span><text:span text:style-name="T100_100">.</text:span></text:p>
      <text:p text:style-name="P101"/>
      <text:p text:style-name="P102"><text:span text:style-name="T102_1">There</text:span><text:span text:style-name="T102_2"><text:s/></text:span><text:span text:style-name="T102_3">are</text:span><text:span text:style-name="T102_4"><text:s/></text:span><text:span text:style-name="T102_5">many</text:span><text:span text:style-name="T102_6"><text:s/></text:span><text:span text:style-name="T102_7">more</text:span><text:span text:style-name="T102_8"><text:s/></text:span><text:span text:style-name="T102_9">useful</text:span><text:span text:style-name="T102_10"><text:s/></text:span><text:span text:style-name="T102_11">commands</text:span><text:span text:style-name="T102_12"><text:s/></text:span><text:span text:style-name="T102_13">to</text:span><text:span text:style-name="T102_14"><text:s/></text:span><text:span text:style-name="T102_15">look</text:span><text:span text:style-name="T102_16"><text:s/></text:span><text:span text:style-name="T102_17">at</text:span><text:span text:style-name="T102_18"><text:s/></text:span><text:span text:style-name="T102_19">the</text:span><text:span text:style-name="T102_20"><text:s/></text:span><text:span text:style-name="T102_21">state</text:span><text:span text:style-name="T102_22"><text:s/></text:span><text:span text:style-name="T102_23">of</text:span><text:span text:style-name="T102_24"><text:s/></text:span><text:span text:style-name="T102_25">the</text:span><text:span text:style-name="T102_26"><text:s/></text:span><text:span text:style-name="T102_27">network</text:span><text:span text:style-name="T102_28"><text:s/></text:span><text:span text:style-name="T102_29">or</text:span><text:span text:style-name="T102_30"><text:s/></text:span><text:span text:style-name="T102_31">test</text:span><text:span text:style-name="T102_32"><text:s/></text:span><text:span text:style-name="T102_33">its</text:span><text:span text:style-name="T102_34"><text:s/></text:span><text:span text:style-name="T102_35">performance</text:span><text:span text:style-name="T102_36">,<text:s/></text:span><text:span text:style-name="T102_37">but</text:span><text:span text:style-name="T102_38"><text:s/></text:span><text:span text:style-name="T102_39">the</text:span><text:span text:style-name="T102_40"><text:s/></text:span><text:span text:style-name="T102_41">main</text:span><text:span text:style-name="T102_42"><text:s text:c="2"/></text:span><text:span text:style-name="T102_43">advantage</text:span><text:span text:style-name="T102_44"><text:s/></text:span><text:span text:style-name="T102_45">of</text:span><text:span text:style-name="T102_46"><text:s/></text:span><text:span text:style-name="T102_47">tools</text:span><text:span text:style-name="T102_48"><text:s/></text:span><text:span text:style-name="T102_49">like</text:span><text:span text:style-name="T102_50"><text:s/></text:span><text:span text:style-name="T102_51">ping</text:span><text:span text:style-name="T102_52"><text:s/></text:span><text:span text:style-name="T102_53">and</text:span><text:span text:style-name="T102_54"><text:s/></text:span><text:span text:style-name="T102_55">traceroute</text:span><text:span text:style-name="T102_56"><text:s/></text:span><text:span text:style-name="T102_57">is</text:span><text:span text:style-name="T102_58"><text:s text:c="2"/></text:span><text:span text:style-name="T102_59">that</text:span><text:span text:style-name="T102_60"><text:s/></text:span><text:span text:style-name="T102_61">they</text:span><text:span text:style-name="T102_62"><text:s/></text:span><text:span text:style-name="T102_63">work</text:span><text:span text:style-name="T102_64"><text:s/></text:span><text:span text:style-name="T102_65">directly</text:span><text:span text:style-name="T102_66"><text:s/></text:span><text:span text:style-name="T102_67">with</text:span><text:span text:style-name="T102_68"><text:s/></text:span><text:span text:style-name="T102_69">support</text:span><text:span text:style-name="T102_70"><text:s/></text:span><text:span text:style-name="T102_71">deep</text:span><text:span text:style-name="T102_72"><text:s/></text:span><text:span text:style-name="T102_73">in</text:span><text:span text:style-name="T102_74"><text:s/></text:span><text:span text:style-name="T102_75">the</text:span><text:span text:style-name="T102_76"><text:s/></text:span><text:span text:style-name="T102_77">operating</text:span><text:span text:style-name="T102_78"><text:s/></text:span><text:span text:style-name="T102_79">system</text:span><text:span text:style-name="T102_80"><text:s/></text:span><text:span text:style-name="T102_81">kernel</text:span><text:span text:style-name="T102_82">.<text:s/></text:span><text:span text:style-name="T102_83">This</text:span><text:span text:style-name="T102_84"><text:s/></text:span><text:span text:style-name="T102_85">can</text:span><text:span text:style-name="T102_86"><text:s/></text:span><text:span text:style-name="T102_87">sometimes</text:span><text:span text:style-name="T102_88"><text:s/></text:span><text:span text:style-name="T102_89">mean</text:span><text:span text:style-name="T102_90"><text:s/></text:span><text:span text:style-name="T102_91">that</text:span><text:span text:style-name="T102_92"><text:s/></text:span><text:span text:style-name="T102_93">a</text:span><text:span text:style-name="T102_94"><text:s/></text:span><text:span text:style-name="T102_95">computer</text:span><text:span text:style-name="T102_96"><text:s/></text:span><text:span text:style-name="T102_97">is</text:span><text:span text:style-name="T102_98"><text:s/></text:span><text:span text:style-name="T102_99">still</text:span><text:span text:style-name="T102_100"><text:s/></text:span><text:span text:style-name="T102_101">responding</text:span><text:span text:style-name="T102_102"><text:s/></text:span><text:span text:style-name="T102_103">to</text:span><text:span text:style-name="T102_104"><text:s/></text:span><text:span text:style-name="T102_105">ping</text:span><text:span text:style-name="T102_106"><text:s/></text:span><text:span text:style-name="T102_107">requests</text:span><text:span text:style-name="T102_108">,<text:s/></text:span><text:span text:style-name="T102_109">even</text:span><text:span text:style-name="T102_110"><text:s/></text:span><text:span text:style-name="T102_111">if</text:span><text:span text:style-name="T102_112"><text:s/></text:span><text:span text:style-name="T102_113">it</text:span><text:span text:style-name="T102_114"><text:s/></text:span><text:span text:style-name="T102_115">otherwise</text:span><text:span text:style-name="T102_116"><text:s/></text:span><text:span text:style-name="T102_117">appears</text:span><text:span text:style-name="T102_118"><text:s/></text:span><text:span text:style-name="T102_119">to</text:span><text:span text:style-name="T102_120"><text:s/></text:span><text:span text:style-name="T102_121">be</text:span><text:span text:style-name="T102_122"><text:s/></text:span><text:span text:style-name="T102_123">completely</text:span><text:span text:style-name="T102_124"><text:s/></text:span><text:span text:style-name="T102_125">stuck</text:span><text:span text:style-name="T102_126"><text:s/></text:span><text:span text:style-name="T102_127">or</text:span><text:span text:style-name="T102_128"><text:s/></text:span><text:span text:style-name="T102_129">has</text:span><text:span text:style-name="T102_130"><text:s/></text:span><text:span text:style-name="T102_131">no</text:span><text:span text:style-name="T102_132"><text:s/></text:span><text:span text:style-name="T102_133">networking</text:span><text:span text:style-name="T102_134"><text:s/></text:span><text:span text:style-name="T102_135">applications</text:span><text:span text:style-name="T102_136"><text:s/></text:span><text:span text:style-name="T102_137">running</text:span><text:span text:style-name="T102_138">.</text:span></text:p>
      <text:p text:style-name="P103"/>
      <text:p text:style-name="P104"><text:span text:style-name="T104_1">When</text:span><text:span text:style-name="T104_2"><text:s/></text:span><text:span text:style-name="T104_3">some</text:span><text:span text:style-name="T104_4"><text:s/></text:span><text:span text:style-name="T104_5">network</text:span><text:span text:style-name="T104_6"><text:s/></text:span><text:span text:style-name="T104_7">application</text:span><text:span text:style-name="T104_8"><text:s/></text:span><text:span text:style-name="T104_9">like</text:span><text:span text:style-name="T104_10"><text:s/></text:span><text:span text:style-name="T104_11">ssh</text:span><text:span text:style-name="T104_12"><text:s/></text:span><text:span text:style-name="T104_13">or</text:span><text:span text:style-name="T104_14"><text:s/></text:span><text:span text:style-name="T104_15">web</text:span><text:span text:style-name="T104_16"><text:s/></text:span><text:span text:style-name="T104_17">browsing</text:span><text:span text:style-name="T104_18"><text:s/></text:span><text:span text:style-name="T104_19">are</text:span><text:span text:style-name="T104_20"><text:s/></text:span><text:span text:style-name="T104_21">not</text:span><text:span text:style-name="T104_22"><text:s/></text:span><text:span text:style-name="T104_23">working</text:span><text:span text:style-name="T104_24"><text:s/></text:span><text:span text:style-name="T104_25">properly</text:span><text:span text:style-name="T104_26">,<text:s/></text:span><text:span text:style-name="T104_27">tools</text:span><text:span text:style-name="T104_28"><text:s/></text:span><text:span text:style-name="T104_29">like</text:span><text:span text:style-name="T104_30"><text:s/></text:span><text:span text:style-name="T104_31">ping</text:span><text:span text:style-name="T104_32"><text:s/></text:span><text:span text:style-name="T104_33">and</text:span><text:span text:style-name="T104_34"><text:s/></text:span><text:span text:style-name="T104_35">traceroute</text:span><text:span text:style-name="T104_36"><text:s/></text:span><text:span text:style-name="T104_37">are</text:span><text:span text:style-name="T104_38"><text:s/></text:span><text:span text:style-name="T104_39">great</text:span><text:span text:style-name="T104_40"><text:s/></text:span><text:span text:style-name="T104_41">to</text:span><text:span text:style-name="T104_42"><text:s/></text:span><text:span text:style-name="T104_43">figure</text:span><text:span text:style-name="T104_44"><text:s/></text:span><text:span text:style-name="T104_45">out</text:span><text:span text:style-name="T104_46"><text:s/></text:span><text:span text:style-name="T104_47">whether</text:span><text:span text:style-name="T104_48"><text:s/></text:span><text:span text:style-name="T104_49">there</text:span><text:span text:style-name="T104_50"><text:s/></text:span><text:span text:style-name="T104_51">is</text:span><text:span text:style-name="T104_52"><text:s/></text:span><text:span text:style-name="T104_53">a</text:span><text:span text:style-name="T104_54"><text:s/></text:span><text:span text:style-name="T104_55">low</text:span><text:span text:style-name="T104_56">-</text:span><text:span text:style-name="T104_57">level</text:span><text:span text:style-name="T104_58"><text:s/></text:span><text:span text:style-name="T104_59">networking</text:span><text:span text:style-name="T104_60"><text:s/></text:span><text:span text:style-name="T104_61">problem</text:span><text:span text:style-name="T104_62"><text:s/></text:span><text:span text:style-name="T104_63">or</text:span><text:span text:style-name="T104_64"><text:s/></text:span><text:span text:style-name="T104_65">the</text:span><text:span text:style-name="T104_66"><text:s/></text:span><text:span text:style-name="T104_67">problem</text:span><text:span text:style-name="T104_68"><text:s/></text:span><text:span text:style-name="T104_69">is</text:span><text:span text:style-name="T104_70"><text:s/></text:span><text:span text:style-name="T104_71">maybe</text:span><text:span text:style-name="T104_72"><text:s/></text:span><text:span text:style-name="T104_73">with</text:span><text:span text:style-name="T104_74"><text:s/></text:span><text:span text:style-name="T104_75">the</text:span><text:span text:style-name="T104_76"><text:s/></text:span><text:span text:style-name="T104_77">application</text:span><text:span text:style-name="T104_78"><text:s/></text:span><text:span text:style-name="T104_79">itself</text:span><text:span text:style-name="T104_80">.</text:span></text:p>
      <text:p text:style-name="P105"/>
      <text:p text:style-name="P106"><text:span text:style-name="T106_1">In</text:span><text:span text:style-name="T106_2"><text:s/></text:span><text:span text:style-name="T106_3">a</text:span><text:span text:style-name="T106_4"><text:s/></text:span><text:span text:style-name="T106_5">future</text:span><text:span text:style-name="T106_6"><text:s/></text:span><text:span text:style-name="T106_7">episode</text:span><text:span text:style-name="T106_8">,<text:s/></text:span><text:span text:style-name="T106_9">we</text:span><text:span text:style-name="T106_10"><text:s/></text:span><text:span text:style-name="T106_11">will</text:span><text:span text:style-name="T106_12"><text:s/></text:span><text:span text:style-name="T106_13">take</text:span><text:span text:style-name="T106_14"><text:s/></text:span><text:span text:style-name="T106_15">a</text:span><text:span text:style-name="T106_16"><text:s/></text:span><text:span text:style-name="T106_17">closer</text:span><text:span text:style-name="T106_18"><text:s/></text:span><text:span text:style-name="T106_19">look</text:span><text:span text:style-name="T106_20"><text:s/></text:span><text:span text:style-name="T106_21">at</text:span><text:span text:style-name="T106_22"><text:s/></text:span><text:span text:style-name="T106_23">layers</text:span><text:span text:style-name="T106_24"><text:s/></text:span><text:span text:style-name="T106_25">of</text:span><text:span text:style-name="T106_26"><text:s/></text:span><text:span text:style-name="T106_27">networking</text:span><text:span text:style-name="T106_28"><text:s/></text:span><text:span text:style-name="T106_29">support</text:span><text:span text:style-name="T106_30"><text:s/></text:span><text:span text:style-name="T106_31">in</text:span><text:span text:style-name="T106_32"><text:s/></text:span><text:span text:style-name="T106_33">the</text:span><text:span text:style-name="T106_34"><text:s/></text:span><text:span text:style-name="T106_35">Linux</text:span><text:span text:style-name="T106_36"><text:s/></text:span><text:span text:style-name="T106_37">kernel</text:span><text:span text:style-name="T106_38"><text:s/></text:span><text:span text:style-name="T106_39">and</text:span><text:span text:style-name="T106_40"><text:s/></text:span><text:span text:style-name="T106_41">some</text:span><text:span text:style-name="T106_42"><text:s/></text:span><text:span text:style-name="T106_43">tools</text:span><text:span text:style-name="T106_44"><text:s/></text:span><text:span text:style-name="T106_45">to</text:span><text:span text:style-name="T106_46"><text:s/></text:span><text:span text:style-name="T106_47">look</text:span><text:span text:style-name="T106_48"><text:s/></text:span><text:span text:style-name="T106_49">at</text:span><text:span text:style-name="T106_50"><text:s/></text:span><text:span text:style-name="T106_51">them</text:span><text:span text:style-name="T106_52">.<text:s/></text:span><text:span text:style-name="T106_53">Until</text:span><text:span text:style-name="T106_54"><text:s/></text:span><text:span text:style-name="T106_55">then</text:span><text:span text:style-name="T106_56">,<text:s/></text:span><text:span text:style-name="T106_57">can</text:span><text:span text:style-name="T106_58"><text:s/></text:span><text:span text:style-name="T106_59">you</text:span><text:span text:style-name="T106_60"><text:s/></text:span><text:span text:style-name="T106_61">find</text:span><text:span text:style-name="T106_62"><text:s/></text:span><text:span text:style-name="T106_63">out</text:span><text:span text:style-name="T106_64"><text:s/></text:span><text:span text:style-name="T106_65">from</text:span><text:span text:style-name="T106_66"><text:s/></text:span><text:span text:style-name="T106_67">where</text:span><text:span text:style-name="T106_68"><text:s/></text:span><text:span text:style-name="T106_69">we</text:span><text:span text:style-name="T106_70"><text:s/></text:span><text:span text:style-name="T106_71">can</text:span><text:span text:style-name="T106_72"><text:s/></text:span><text:span text:style-name="T106_73">know</text:span><text:span text:style-name="T106_74">,<text:s/></text:span><text:span text:style-name="T106_75">what</text:span><text:span text:style-name="T106_76"><text:s/></text:span><text:span text:style-name="T106_77">is</text:span><text:span text:style-name="T106_78"><text:s/></text:span><text:span text:style-name="T106_79">the</text:span><text:span text:style-name="T106_80"><text:s/></text:span><text:span text:style-name="T106_81">address</text:span><text:span text:style-name="T106_82"><text:s/></text:span><text:span text:style-name="T106_83">of</text:span><text:span text:style-name="T106_84"><text:s/></text:span><text:span text:style-name="T106_85">our</text:span><text:span text:style-name="T106_86"><text:s/></text:span><text:span text:style-name="T106_87">local</text:span><text:span text:style-name="T106_88"><text:s/></text:span><text:span text:style-name="T106_89">Internet</text:span><text:span text:style-name="T106_90"><text:s/></text:span><text:span text:style-name="T106_91">gateway</text:span><text:span text:style-name="T106_92">?<text:s/></text:span><text:span text:style-name="T106_93">Hint</text:span><text:span text:style-name="T106_94">:<text:s/></text:span><text:span text:style-name="T106_95">have</text:span><text:span text:style-name="T106_96"><text:s/></text:span><text:span text:style-name="T106_97">a</text:span><text:span text:style-name="T106_98"><text:s/></text:span><text:span text:style-name="T106_99">look</text:span><text:span text:style-name="T106_100"><text:s/></text:span><text:span text:style-name="T106_101">at</text:span><text:span text:style-name="T106_102"><text:s/></text:span><text:span text:style-name="T106_103">the</text:span><text:span text:style-name="T106_104"><text:s/></text:span><text:span text:style-name="T106_105">netstat</text:span><text:span text:style-name="T106_106"><text:s/></text:span><text:span text:style-name="T106_107">command</text:span><text:span text:style-name="T106_10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